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1" svg:font-family="Calibri1"/>
    <style:font-face style:name="Arial" svg:font-family="Arial"/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36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Default" style:data-style-name="N36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="thin solid #000000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Default" style:data-style-name="N2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Default" style:data-style-name="N30">
      <style:table-cell-properties fo:border-top="none" fo:border-bottom="none" fo:border-left="none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21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Default" style:data-style-name="N37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Default" style:data-style-name="N37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Default" style:data-style-name="N37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Default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Default" style:data-style-name="N37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Default" style:data-style-name="N37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Default" style:data-style-name="N38">
      <style:table-cell-properties fo:border-top="none" fo:border-bottom="none" fo:border-left="none" fo:border-right="thin solid #000000" style:vertical-align="top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5" style:family="table-cell" style:parent-style-name="Default" style:data-style-name="N3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6" style:family="table-cell" style:parent-style-name="Default" style:data-style-name="N30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9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0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1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3" style:family="table-cell" style:parent-style-name="Default" style:data-style-name="N30">
      <style:table-cell-properties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5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6" style:family="table-cell" style:parent-style-name="Default" style:data-style-name="N37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7" style:family="table-cell" style:parent-style-name="Default" style:data-style-name="N37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9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style:vertical-align="middle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1" style:family="table-cell" style:parent-style-name="Default" style:data-style-name="N37">
      <style:table-cell-properties fo:border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2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3" style:family="table-cell" style:parent-style-name="Default" style:data-style-name="N37">
      <style:table-cell-properties fo:border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6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7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8" style:family="table-cell" style:parent-style-name="Default" style:data-style-name="N19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59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60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1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2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4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8.472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5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6" style:family="table-cell" style:parent-style-name="Default" style:data-style-name="N37">
      <style:table-cell-properties style:vertical-align="automatic" style:cell-protect="protected"/>
      <style:text-properties style:font-name="Arial" style:font-name-asian="Arial" style:font-name-complex="Arial" fo:font-size="10pt" style:font-size-asian="10pt" style:font-size-complex="10pt" style:text-underline-style="solid" style:text-underline-type="double" fo:font-weight="bold" style:font-weight-asian="bold" style:font-weight-complex="bold" style:font-family-generic="swiss"/>
    </style:style>
    <style:style style:name="ce67" style:family="table-cell" style:parent-style-name="Default" style:data-style-name="N30">
      <style:table-cell-properties fo:border-top="thin solid #000000" fo:border-bottom="none" fo:border-left="none" fo:border-right="none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8" style:family="table-cell" style:parent-style-name="Default" style:data-style-name="N30">
      <style:table-cell-properties fo:border-top="thin solid #000000" fo:border-bottom="none" fo:border-left="none" fo:border-right="none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9" style:family="table-cell" style:parent-style-name="Default" style:data-style-name="N30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0" style:family="table-cell" style:parent-style-name="Default" style:data-style-name="N30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1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73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4" style:family="table-cell" style:parent-style-name="Default" style:data-style-name="N19">
      <style:table-cell-properties fo:border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5" style:family="table-cell" style:parent-style-name="Default" style:data-style-name="N0">
      <style:table-cell-properties fo:border="thin solid #000000" fo:background-color="#FFFFFF"/>
    </style:style>
    <style:style style:name="ce76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9" style:family="table-cell" style:parent-style-name="Default" style:data-style-name="N30"/>
    <style:style style:name="ce80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81" style:family="table-cell" style:parent-style-name="Default" style:data-style-name="N4"/>
    <style:style style:name="ce82" style:family="table-cell" style:parent-style-name="Default" style:data-style-name="N19"/>
    <style:style style:name="ce83" style:family="table-cell" style:parent-style-name="Comma" style:data-style-name="N4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84" style:family="table-cell" style:parent-style-name="Comma" style:data-style-name="N43">
      <style:table-cell-properties fo:border="thin solid #000000" style:vertical-align="automatic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5" style:family="table-cell" style:parent-style-name="Comma" style:data-style-name="N43">
      <style:table-cell-properties fo:border="thin solid #000000" style:vertical-align="automatic" fo:background-color="#FFFFFF"/>
      <style:text-properties fo:color="#FF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6" style:family="table-cell" style:parent-style-name="Comma" style:data-style-name="N4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FF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6.905625cm"/>
    </style:style>
    <style:style style:name="co3" style:family="table-column">
      <style:table-column-properties fo:break-before="auto" style:column-width="2.01083333333333cm" style:use-optimal-column-width="true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3.20145833333333cm"/>
    </style:style>
    <style:style style:name="co12" style:family="table-column">
      <style:table-column-properties fo:break-before="auto" style:column-width="7.77875cm"/>
    </style:style>
    <style:style style:name="co13" style:family="table-column">
      <style:table-column-properties fo:break-before="auto" style:column-width="2.301875cm"/>
    </style:style>
    <style:style style:name="co14" style:family="table-column">
      <style:table-column-properties fo:break-before="auto" style:column-width="1.64041666666667cm"/>
    </style:style>
    <style:style style:name="co15" style:family="table-column">
      <style:table-column-properties fo:break-before="auto" style:column-width="2.69875cm"/>
    </style:style>
    <style:style style:name="co16" style:family="table-column">
      <style:table-column-properties fo:break-before="auto" style:column-width="21.4312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39.75pt" style:use-optimal-row-height="false" fo:break-before="auto"/>
    </style:style>
    <style:style style:name="ro4" style:family="table-row">
      <style:table-row-properties style:row-height="3.75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2" table:default-cell-style-name="ce11"/>
        <table:table-column table:style-name="co9" table:number-columns-repeated="4" table:default-cell-style-name="ce11"/>
        <table:table-column table:style-name="co9" table:default-cell-style-name="ce12"/>
        <table:table-column table:style-name="co9" table:number-columns-repeated="1010" table:default-cell-style-name="ce11"/>
        <table:table-column table:style-name="co10" table:number-columns-repeated="15360" table:default-cell-style-name="ce11"/>
        <table:table-row table:style-name="ro1">
          <table:table-cell office:value-type="string" table:style-name="ce2">
            <text:p>Cliente:</text:p>
          </table:table-cell>
          <table:table-cell office:value-type="string" table:style-name="ce3">
            <text:p>SERVICIOS TELCODATA S.A.</text:p>
          </table:table-cell>
          <table:table-cell table:number-columns-repeated="8" table:style-name="ce4"/>
          <table:table-cell office:value-type="string" table:style-name="ce5">
            <text:p>P/T:</text:p>
          </table:table-cell>
          <table:table-cell table:style-name="ce6"/>
          <table:table-cell table:style-name="ce7"/>
          <table:table-cell office:value-type="float" office:value="5401" table:number-columns-spanned="2" table:number-rows-spanned="1" table:style-name="ce72">
            <text:p>5401</text:p>
          </table:table-cell>
          <table:covered-table-cell/>
          <table:table-cell table:number-columns-repeated="50" table:style-name="ce8"/>
          <table:table-cell table:number-columns-repeated="16319" table:style-name="ce1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style-name="ce3">
            <text:p>Fase 2 – Ejecución</text:p>
          </table:table-cell>
          <table:table-cell table:number-columns-repeated="8" table:style-name="ce4"/>
          <table:table-cell office:value-type="string" table:style-name="ce5">
            <text:p>Prepar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73">
            <text:p>Dara Macias</text:p>
          </table:table-cell>
          <table:covered-table-cell/>
          <table:table-cell table:number-columns-repeated="50" table:style-name="ce8"/>
          <table:table-cell table:number-columns-repeated="16319" table:style-name="ce1"/>
        </table:table-row>
        <table:table-row table:style-name="ro2">
          <table:table-cell office:value-type="string" table:style-name="ce2">
            <text:p>Area:</text:p>
          </table:table-cell>
          <table:table-cell office:value-type="string" table:style-name="ce3">
            <text:p>Inventarios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office:value-type="date" office:date-value="2020-10-21T00:00:00" table:number-columns-spanned="2" table:number-rows-spanned="1" table:style-name="ce74">
            <text:p>21/10/2020</text:p>
          </table:table-cell>
          <table:covered-table-cell/>
          <table:table-cell table:number-columns-repeated="50" table:style-name="ce8"/>
          <table:table-cell table:number-columns-repeated="16319" table:style-name="ce1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style-name="ce3">
            <text:p>Análisis variaciones de grupo contable</text:p>
          </table:table-cell>
          <table:table-cell table:number-columns-repeated="8" table:style-name="ce4"/>
          <table:table-cell office:value-type="string" table:style-name="ce5">
            <text:p>Revis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73">
            <text:p>Carlos Almeida</text:p>
          </table:table-cell>
          <table:covered-table-cell/>
          <table:table-cell table:number-columns-repeated="50" table:style-name="ce8"/>
          <table:table-cell table:number-columns-repeated="16319" table:style-name="ce1"/>
        </table:table-row>
        <table:table-row table:style-name="ro2">
          <table:table-cell office:value-type="string" table:style-name="ce2">
            <text:p>Con corte al:</text:p>
          </table:table-cell>
          <table:table-cell office:value-type="string" table:style-name="ce3">
            <text:p>Al 31 de Octubre del 2020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table:number-columns-spanned="2" table:number-rows-spanned="1" table:style-name="ce75"/>
          <table:covered-table-cell/>
          <table:table-cell table:number-columns-repeated="50" table:style-name="ce8"/>
          <table:table-cell table:number-columns-repeated="16319" table:style-name="ce1"/>
        </table:table-row>
        <table:table-row table:style-name="ro2">
          <table:table-cell table:number-columns-repeated="13" table:style-name="ce9"/>
          <table:table-cell table:style-name="ce10"/>
          <table:table-cell table:number-columns-repeated="51" table:style-name="ce9"/>
          <table:table-cell table:number-columns-repeated="16319" table:style-name="ce1"/>
        </table:table-row>
        <table:table-row table:number-rows-repeated="2" table:style-name="ro2">
          <table:table-cell table:number-columns-repeated="13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3">
          <table:table-cell office:value-type="string" table:number-columns-spanned="1" table:number-rows-spanned="2" table:style-name="ce76">
            <text:p>Código</text:p>
          </table:table-cell>
          <table:table-cell office:value-type="string" table:number-columns-spanned="1" table:number-rows-spanned="2" table:style-name="ce77">
            <text:p>Cuenta</text:p>
          </table:table-cell>
          <table:table-cell office:value-type="string" table:number-columns-spanned="1" table:number-rows-spanned="2" table:style-name="ce77">
            <text:p>Referencia</text:p>
          </table:table-cell>
          <table:table-cell office:value-type="string" table:style-name="ce14">
            <text:p>Saldos contables al</text:p>
          </table:table-cell>
          <table:table-cell office:value-type="string" table:number-columns-spanned="2" table:number-rows-spanned="1" table:style-name="ce78">
            <text:p>Movimiento</text:p>
          </table:table-cell>
          <table:covered-table-cell/>
          <table:table-cell office:value-type="string" table:style-name="ce15">
            <text:p>Saldos auditados al</text:p>
          </table:table-cell>
          <table:table-cell office:value-type="string" table:number-columns-spanned="1" table:number-rows-spanned="2" table:style-name="ce76">
            <text:p>Código</text:p>
          </table:table-cell>
          <table:table-cell office:value-type="string" table:number-columns-spanned="1" table:number-rows-spanned="2" table:style-name="ce77">
            <text:p>Cuenta</text:p>
          </table:table-cell>
          <table:table-cell office:value-type="string" table:style-name="ce14">
            <text:p>Saldos auditados al</text:p>
          </table:table-cell>
          <table:table-cell office:value-type="string" table:style-name="ce16">
            <text:p>Variaciones</text:p>
          </table:table-cell>
          <table:table-cell table:number-columns-repeated="51" table:style-name="ce9"/>
          <table:table-cell table:number-columns-repeated="3" table:style-name="ce11"/>
          <table:table-cell table:number-columns-repeated="16319" table:style-name="ce1"/>
        </table:table-row>
        <table:table-row table:style-name="ro2">
          <table:covered-table-cell/>
          <table:covered-table-cell/>
          <table:covered-table-cell/>
          <table:table-cell office:value-type="date" office:date-value="2020-10-31T00:00:00" table:style-name="ce17">
            <text:p>31-oct-20</text:p>
          </table:table-cell>
          <table:table-cell office:value-type="string" table:style-name="ce17">
            <text:p>Débitos</text:p>
          </table:table-cell>
          <table:table-cell office:value-type="string" table:style-name="ce17">
            <text:p>Créditos</text:p>
          </table:table-cell>
          <table:table-cell office:value-type="date" office:date-value="2020-12-31T00:00:00" table:style-name="ce17">
            <text:p>31-dic-20</text:p>
          </table:table-cell>
          <table:covered-table-cell/>
          <table:covered-table-cell/>
          <table:table-cell office:value-type="date" office:date-value="2019-12-31T00:00:00" table:style-name="ce17">
            <text:p>31-dic-19</text:p>
          </table:table-cell>
          <table:table-cell office:value-type="string" table:style-name="ce13">
            <text:p>Valor</text:p>
          </table:table-cell>
          <table:table-cell table:style-name="ce8"/>
          <table:table-cell table:number-columns-repeated="49" table:style-name="ce9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table:style-name="ce18"/>
          <table:table-cell table:style-name="ce19"/>
          <table:table-cell table:style-name="ce20"/>
          <table:table-cell table:style-name="ce21"/>
          <table:table-cell table:style-name="ce22"/>
          <table:table-cell table:style-name="ce21"/>
          <table:table-cell office:value-type="float" office:value="0" table:formula="of:=[.D11]-[.E11]+[.F11]" table:style-name="ce23">
            <text:p>-<text:s/></text:p>
          </table:table-cell>
          <table:table-cell table:number-columns-repeated="3" table:style-name="ce23"/>
          <table:table-cell office:value-type="float" office:value="0" table:style-name="ce24">
            <text:p>-<text:s/></text:p>
          </table:table-cell>
          <table:table-cell table:number-columns-repeated="50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office:value-type="string" table:style-name="ce25">
            <text:p>1-2-1-01-01-001</text:p>
          </table:table-cell>
          <table:table-cell office:value-type="string" table:style-name="ce19">
            <text:p>INVENTARIO EN TRANSITO<text:s/></text:p>
          </table:table-cell>
          <table:table-cell table:style-name="ce26"/>
          <table:table-cell office:value-type="float" office:value="156890.82999999999" table:style-name="ce83">
            <text:p><text:s/>156.891<text:s/></text:p>
          </table:table-cell>
          <table:table-cell table:style-name="ce27"/>
          <table:table-cell table:style-name="ce23"/>
          <table:table-cell office:value-type="float" office:value="156890.82999999999" table:formula="of:=[.D12]-[.E12]+[.F12]" table:style-name="ce83">
            <text:p><text:s/>156.891<text:s/></text:p>
          </table:table-cell>
          <table:table-cell office:value-type="string" table:style-name="ce23">
            <text:p>1-2-1-01-01-001</text:p>
          </table:table-cell>
          <table:table-cell office:value-type="string" table:style-name="ce26">
            <text:p>INVENTARIO EN TRANSITO<text:s/></text:p>
          </table:table-cell>
          <table:table-cell office:value-type="float" office:value="80964.009999999995" table:style-name="ce83">
            <text:p><text:s/>80.964<text:s/></text:p>
          </table:table-cell>
          <table:table-cell office:value-type="float" office:value="75926.819999999992" table:formula="of:=[.G12]-[.J12]" table:style-name="ce86">
            <text:p><text:s/>75.927<text:s/></text:p>
          </table:table-cell>
          <table:table-cell table:number-columns-repeated="50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office:value-type="string" table:style-name="ce25">
            <text:p>1-2-1-01-01-002</text:p>
          </table:table-cell>
          <table:table-cell office:value-type="string" table:style-name="ce19">
            <text:p>INVENTARIO GUAYAQUIL</text:p>
          </table:table-cell>
          <table:table-cell table:style-name="ce26"/>
          <table:table-cell office:value-type="float" office:value="0" table:style-name="ce83">
            <text:p><text:s/>-00<text:s/></text:p>
          </table:table-cell>
          <table:table-cell table:style-name="ce27"/>
          <table:table-cell table:style-name="ce23"/>
          <table:table-cell office:value-type="float" office:value="0" table:formula="of:=[.D13]-[.E13]+[.F13]" table:style-name="ce83">
            <text:p><text:s/>-00<text:s/></text:p>
          </table:table-cell>
          <table:table-cell office:value-type="string" table:style-name="ce23">
            <text:p>1-2-1-01-01-002</text:p>
          </table:table-cell>
          <table:table-cell office:value-type="string" table:style-name="ce26">
            <text:p>INVENTARIO GUAYAQUIL</text:p>
          </table:table-cell>
          <table:table-cell office:value-type="float" office:value="0" table:style-name="ce83">
            <text:p><text:s/>-00<text:s/></text:p>
          </table:table-cell>
          <table:table-cell office:value-type="float" office:value="0" table:formula="of:=[.G13]-[.J13]" table:style-name="ce86">
            <text:p><text:s/>-00<text:s/></text:p>
          </table:table-cell>
          <table:table-cell table:number-columns-repeated="50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office:value-type="string" table:style-name="ce25">
            <text:p>1-2-1-02-01-001</text:p>
          </table:table-cell>
          <table:table-cell office:value-type="string" table:style-name="ce19">
            <text:p>TRAMITES DESADUANIZACION</text:p>
          </table:table-cell>
          <table:table-cell table:style-name="ce26"/>
          <table:table-cell office:value-type="float" office:value="1481.24" table:style-name="ce83">
            <text:p><text:s/>1.481<text:s/></text:p>
          </table:table-cell>
          <table:table-cell table:style-name="ce27"/>
          <table:table-cell table:style-name="ce23"/>
          <table:table-cell office:value-type="float" office:value="1481.24" table:formula="of:=[.D14]-[.E14]+[.F14]" table:style-name="ce83">
            <text:p><text:s/>1.481<text:s/></text:p>
          </table:table-cell>
          <table:table-cell office:value-type="string" table:style-name="ce23">
            <text:p>1-2-1-02-01-001</text:p>
          </table:table-cell>
          <table:table-cell office:value-type="string" table:style-name="ce26">
            <text:p>TRAMITES DESADUANIZACION</text:p>
          </table:table-cell>
          <table:table-cell office:value-type="float" office:value="750" table:style-name="ce83">
            <text:p><text:s/>750<text:s/></text:p>
          </table:table-cell>
          <table:table-cell office:value-type="float" office:value="731.24" table:formula="of:=[.G14]-[.J14]" table:style-name="ce86">
            <text:p><text:s/>731<text:s/></text:p>
          </table:table-cell>
          <table:table-cell table:style-name="ce28"/>
          <table:table-cell table:number-columns-repeated="49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office:value-type="string" table:style-name="ce25">
            <text:p>1-2-1-02-01-002</text:p>
          </table:table-cell>
          <table:table-cell office:value-type="string" table:style-name="ce19">
            <text:p>EVERCEED</text:p>
          </table:table-cell>
          <table:table-cell table:style-name="ce29"/>
          <table:table-cell office:value-type="float" office:value="0.8" table:style-name="ce83">
            <text:p><text:s/>1<text:s/></text:p>
          </table:table-cell>
          <table:table-cell table:number-columns-repeated="2" table:style-name="ce23"/>
          <table:table-cell office:value-type="float" office:value="0.8" table:formula="of:=[.D15]-[.E15]+[.F15]" table:style-name="ce83">
            <text:p><text:s/>1<text:s/></text:p>
          </table:table-cell>
          <table:table-cell office:value-type="string" table:style-name="ce23">
            <text:p>1-2-1-02-01-002</text:p>
          </table:table-cell>
          <table:table-cell office:value-type="string" table:style-name="ce26">
            <text:p>EVERCEED</text:p>
          </table:table-cell>
          <table:table-cell office:value-type="float" office:value="0" table:style-name="ce83">
            <text:p><text:s/>-00<text:s/></text:p>
          </table:table-cell>
          <table:table-cell office:value-type="float" office:value="0.8" table:formula="of:=[.G15]-[.J15]" table:style-name="ce86">
            <text:p><text:s/>1<text:s/></text:p>
          </table:table-cell>
          <table:table-cell table:style-name="ce8"/>
          <table:table-cell table:number-columns-repeated="49" table:style-name="ce2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table:style-name="ce29"/>
          <table:table-cell table:style-name="ce19"/>
          <table:table-cell table:style-name="ce30"/>
          <table:table-cell table:style-name="ce23"/>
          <table:table-cell table:style-name="ce31"/>
          <table:table-cell table:style-name="ce32"/>
          <table:table-cell office:value-type="float" office:value="0" table:formula="of:=[.D16]-[.E16]+[.F16]" table:style-name="ce23">
            <text:p>-<text:s/></text:p>
          </table:table-cell>
          <table:table-cell table:style-name="ce23"/>
          <table:table-cell table:style-name="ce26"/>
          <table:table-cell table:style-name="ce23"/>
          <table:table-cell office:value-type="float" office:value="0" table:formula="of:=[.G16]-[.J16]" table:style-name="ce24">
            <text:p>-<text:s/></text:p>
          </table:table-cell>
          <table:table-cell table:number-columns-repeated="50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table:style-name="ce29"/>
          <table:table-cell table:style-name="ce19"/>
          <table:table-cell table:style-name="ce20"/>
          <table:table-cell table:style-name="ce23"/>
          <table:table-cell table:style-name="ce31"/>
          <table:table-cell table:style-name="ce23"/>
          <table:table-cell office:value-type="float" office:value="0" table:formula="of:=[.D17]-[.E17]+[.F17]" table:style-name="ce23">
            <text:p>-<text:s/></text:p>
          </table:table-cell>
          <table:table-cell table:style-name="ce23"/>
          <table:table-cell table:style-name="ce26"/>
          <table:table-cell table:style-name="ce23"/>
          <table:table-cell office:value-type="float" office:value="0" table:formula="of:=[.G17]-[.J17]" table:style-name="ce24">
            <text:p>-<text:s/></text:p>
          </table:table-cell>
          <table:table-cell table:number-columns-repeated="50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table:number-columns-repeated="2" table:style-name="ce19"/>
          <table:table-cell table:style-name="ce33"/>
          <table:table-cell table:style-name="ce34"/>
          <table:table-cell table:style-name="ce27"/>
          <table:table-cell table:style-name="ce23"/>
          <table:table-cell office:value-type="float" office:value="0" table:formula="of:=[.D18]-[.E18]+[.F18]" table:style-name="ce23">
            <text:p>-<text:s/></text:p>
          </table:table-cell>
          <table:table-cell table:style-name="ce23"/>
          <table:table-cell table:style-name="ce26"/>
          <table:table-cell table:style-name="ce23"/>
          <table:table-cell office:value-type="float" office:value="0" table:formula="of:=[.G18]-[.J18]" table:style-name="ce24">
            <text:p>-<text:s/></text:p>
          </table:table-cell>
          <table:table-cell table:number-columns-repeated="50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table:number-columns-repeated="2" table:style-name="ce19"/>
          <table:table-cell table:style-name="ce33"/>
          <table:table-cell table:style-name="ce35"/>
          <table:table-cell table:style-name="ce27"/>
          <table:table-cell table:style-name="ce23"/>
          <table:table-cell office:value-type="float" office:value="0" table:formula="of:=[.D19]-[.E19]+[.F19]" table:style-name="ce23">
            <text:p>-<text:s/></text:p>
          </table:table-cell>
          <table:table-cell table:number-columns-repeated="3" table:style-name="ce23"/>
          <table:table-cell office:value-type="float" office:value="0" table:formula="of:=[.G19]-[.J19]" table:style-name="ce24">
            <text:p>-<text:s/></text:p>
          </table:table-cell>
          <table:table-cell table:number-columns-repeated="50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table:number-columns-repeated="2" table:style-name="ce19"/>
          <table:table-cell table:style-name="ce33"/>
          <table:table-cell table:style-name="ce35"/>
          <table:table-cell table:style-name="ce27"/>
          <table:table-cell table:style-name="ce23"/>
          <table:table-cell office:value-type="float" office:value="0" table:formula="of:=[.D20]-[.E20]+[.F20]" table:style-name="ce23">
            <text:p>-<text:s/></text:p>
          </table:table-cell>
          <table:table-cell table:number-columns-repeated="3" table:style-name="ce23"/>
          <table:table-cell office:value-type="float" office:value="0" table:formula="of:=[.G20]-[.J20]" table:style-name="ce24">
            <text:p>-<text:s/></text:p>
          </table:table-cell>
          <table:table-cell table:number-columns-repeated="50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table:number-columns-repeated="2" table:style-name="ce19"/>
          <table:table-cell table:style-name="ce36"/>
          <table:table-cell table:style-name="ce35"/>
          <table:table-cell table:style-name="ce27"/>
          <table:table-cell table:style-name="ce23"/>
          <table:table-cell office:value-type="float" office:value="0" table:formula="of:=[.D21]-[.E21]+[.F21]" table:style-name="ce23">
            <text:p>-<text:s/></text:p>
          </table:table-cell>
          <table:table-cell table:number-columns-repeated="3" table:style-name="ce23"/>
          <table:table-cell office:value-type="float" office:value="0" table:formula="of:=[.G21]-[.J21]" table:style-name="ce24">
            <text:p>-<text:s/></text:p>
          </table:table-cell>
          <table:table-cell table:style-name="ce28"/>
          <table:table-cell table:number-columns-repeated="49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table:style-name="ce37"/>
          <table:table-cell table:style-name="ce19"/>
          <table:table-cell table:style-name="ce38"/>
          <table:table-cell table:style-name="ce27"/>
          <table:table-cell table:number-columns-repeated="2" table:style-name="ce23"/>
          <table:table-cell office:value-type="float" office:value="0" table:formula="of:=[.D22]-[.E22]+[.F22]" table:style-name="ce23">
            <text:p>-<text:s/></text:p>
          </table:table-cell>
          <table:table-cell table:number-columns-repeated="3" table:style-name="ce23"/>
          <table:table-cell office:value-type="float" office:value="0" table:formula="of:=[.G22]-[.J22]" table:style-name="ce24">
            <text:p>-<text:s/></text:p>
          </table:table-cell>
          <table:table-cell table:style-name="ce8"/>
          <table:table-cell table:number-columns-repeated="49" table:style-name="ce2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table:style-name="ce29"/>
          <table:table-cell table:style-name="ce19"/>
          <table:table-cell table:style-name="ce29"/>
          <table:table-cell table:style-name="ce23"/>
          <table:table-cell table:style-name="ce31"/>
          <table:table-cell table:style-name="ce23"/>
          <table:table-cell office:value-type="float" office:value="0" table:formula="of:=[.D23]-[.E23]+[.F23]" table:style-name="ce23">
            <text:p>-<text:s/></text:p>
          </table:table-cell>
          <table:table-cell table:number-columns-repeated="3" table:style-name="ce23"/>
          <table:table-cell office:value-type="float" office:value="0" table:formula="of:=[.G23]-[.J23]" table:style-name="ce24">
            <text:p>-<text:s/></text:p>
          </table:table-cell>
          <table:table-cell table:number-columns-repeated="50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table:style-name="ce29"/>
          <table:table-cell table:style-name="ce19"/>
          <table:table-cell table:style-name="ce29"/>
          <table:table-cell table:style-name="ce23"/>
          <table:table-cell table:style-name="ce27"/>
          <table:table-cell table:number-columns-repeated="5" table:style-name="ce23"/>
          <table:table-cell office:value-type="float" office:value="0" table:formula="of:=[.G24]-[.J24]" table:style-name="ce24">
            <text:p>-<text:s/></text:p>
          </table:table-cell>
          <table:table-cell table:number-columns-repeated="50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table:style-name="ce39"/>
          <table:table-cell table:style-name="ce19"/>
          <table:table-cell table:style-name="ce40"/>
          <table:table-cell table:number-columns-repeated="3" table:style-name="ce41"/>
          <table:table-cell table:number-columns-repeated="4" table:style-name="ce23"/>
          <table:table-cell table:style-name="ce24"/>
          <table:table-cell table:number-columns-repeated="50" table:style-name="ce8"/>
          <table:table-cell table:number-columns-repeated="4" table:style-name="ce11"/>
          <table:table-cell table:number-columns-repeated="16319" table:style-name="ce1"/>
        </table:table-row>
        <table:table-row table:style-name="ro4">
          <table:table-cell table:style-name="ce42"/>
          <table:table-cell table:style-name="ce19"/>
          <table:table-cell table:style-name="ce43"/>
          <table:table-cell table:style-name="ce44"/>
          <table:table-cell table:style-name="ce45"/>
          <table:table-cell table:style-name="ce21"/>
          <table:table-cell table:style-name="ce46"/>
          <table:table-cell table:style-name="ce47"/>
          <table:table-cell table:style-name="ce48"/>
          <table:table-cell table:style-name="ce21"/>
          <table:table-cell table:style-name="ce49"/>
          <table:table-cell table:style-name="ce50"/>
          <table:table-cell table:number-columns-repeated="49" table:style-name="ce8"/>
          <table:table-cell table:number-columns-repeated="4" table:style-name="ce11"/>
          <table:table-cell table:number-columns-repeated="16319" table:style-name="ce1"/>
        </table:table-row>
        <table:table-row table:style-name="ro5">
          <table:table-cell table:style-name="ce51"/>
          <table:table-cell office:value-type="string" table:style-name="ce52">
            <text:p>Total</text:p>
          </table:table-cell>
          <table:table-cell table:style-name="ce52"/>
          <table:table-cell office:value-type="float" office:value="158372.86999999997" table:formula="of:=SUM([.D11:.D24])" table:style-name="ce84">
            <text:p><text:s/>158.373<text:s/></text:p>
          </table:table-cell>
          <table:table-cell office:value-type="float" office:value="0" table:formula="of:=SUM([.E11:.E24])" table:style-name="ce53">
            <text:p>-<text:s/></text:p>
          </table:table-cell>
          <table:table-cell office:value-type="float" office:value="0" table:formula="of:=SUM([.F11:.F24])" table:style-name="ce53">
            <text:p>-<text:s/></text:p>
          </table:table-cell>
          <table:table-cell office:value-type="float" office:value="158372.86999999997" table:formula="of:=SUM([.G11:.G24])" table:style-name="ce84">
            <text:p><text:s/>158.373<text:s/></text:p>
          </table:table-cell>
          <table:table-cell table:number-columns-repeated="2" table:style-name="ce51"/>
          <table:table-cell office:value-type="float" office:value="81714.009999999995" table:formula="of:=SUM([.J11:.J24])" table:style-name="ce84">
            <text:p><text:s/>81.714<text:s/></text:p>
          </table:table-cell>
          <table:table-cell office:value-type="float" office:value="76658.86" table:formula="of:=SUM([.K11:.K24])" table:style-name="ce85">
            <text:p><text:s/>76.659<text:s/></text:p>
          </table:table-cell>
          <table:table-cell table:style-name="ce11"/>
          <table:table-cell table:number-columns-repeated="16372" table:style-name="ce50"/>
        </table:table-row>
        <table:table-row table:number-rows-repeated="2" table:style-name="ro6">
          <table:table-cell table:number-columns-repeated="16384"/>
        </table:table-row>
        <table:table-row table:style-name="ro2">
          <table:table-cell table:style-name="ce11"/>
          <table:table-cell table:number-columns-repeated="2" table:style-name="ce54"/>
          <table:table-cell office:value-type="string" table:style-name="ce55">
            <text:p>Saldo al</text:p>
          </table:table-cell>
          <table:table-cell office:value-type="string" table:style-name="ce56">
            <text:p>Saldo al</text:p>
          </table:table-cell>
          <table:table-cell table:number-columns-repeated="8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table:style-name="ce11"/>
          <table:table-cell office:value-type="string" table:style-name="ce57">
            <text:p>Nota a los estados financieros:</text:p>
          </table:table-cell>
          <table:table-cell table:style-name="ce57"/>
          <table:table-cell office:value-type="date" office:date-value="2020-12-31T00:00:00" table:style-name="ce58">
            <text:p>31/12/2020</text:p>
          </table:table-cell>
          <table:table-cell office:value-type="date" office:date-value="2019-12-31T00:00:00" table:style-name="ce59">
            <text:p>31/12/2019</text:p>
          </table:table-cell>
          <table:table-cell table:number-columns-repeated="8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table:style-name="ce11"/>
          <table:table-cell table:number-columns-repeated="4" table:style-name="ce60"/>
          <table:table-cell table:number-columns-repeated="8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table:style-name="ce11"/>
          <table:table-cell office:value-type="string" table:style-name="ce61">
            <text:p>Inventario de tránsito</text:p>
          </table:table-cell>
          <table:table-cell table:style-name="ce60"/>
          <table:table-cell office:value-type="float" office:value="156890.82999999999" table:formula="of:=SUM([.G12])" table:style-name="ce83">
            <text:p><text:s/>156.891<text:s/></text:p>
          </table:table-cell>
          <table:table-cell office:value-type="float" office:value="80964.009999999995" table:formula="of:=SUM([.J12])" table:style-name="ce83">
            <text:p><text:s/>80.964<text:s/></text:p>
          </table:table-cell>
          <table:table-cell table:number-columns-repeated="8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table:style-name="ce11"/>
          <table:table-cell office:value-type="string" table:style-name="ce61">
            <text:p>Mercaderías</text:p>
          </table:table-cell>
          <table:table-cell table:style-name="ce60"/>
          <table:table-cell office:value-type="float" office:value="1482.04" table:formula="of:=SUM([.G13:.G15])" table:style-name="ce83">
            <text:p><text:s/>1.482<text:s/></text:p>
          </table:table-cell>
          <table:table-cell office:value-type="float" office:value="750" table:formula="of:=SUM([.J13:.J15])" table:style-name="ce83">
            <text:p><text:s/>750<text:s/></text:p>
          </table:table-cell>
          <table:table-cell table:number-columns-repeated="8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table:style-name="ce11"/>
          <table:table-cell table:style-name="ce61"/>
          <table:table-cell table:number-columns-repeated="3" table:style-name="ce60"/>
          <table:table-cell table:number-columns-repeated="8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table:style-name="ce11"/>
          <table:table-cell office:value-type="string" table:style-name="ce62">
            <text:p>Total</text:p>
          </table:table-cell>
          <table:table-cell table:style-name="ce63"/>
          <table:table-cell office:value-type="float" office:value="523.89" table:style-name="ce84">
            <text:p><text:s/>524<text:s/></text:p>
          </table:table-cell>
          <table:table-cell office:value-type="float" office:value="3671.75" table:style-name="ce84">
            <text:p><text:s/>3.672<text:s/></text:p>
          </table:table-cell>
          <table:table-cell table:number-columns-repeated="8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table:style-name="ce11"/>
          <table:table-cell table:number-columns-repeated="2" table:style-name="ce64"/>
          <table:table-cell table:style-name="ce65"/>
          <table:table-cell table:style-name="ce66"/>
          <table:table-cell table:number-columns-repeated="8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number-rows-repeated="2" table:style-name="ro6">
          <table:table-cell table:number-columns-repeated="16384"/>
        </table:table-row>
        <table:table-row table:style-name="ro2">
          <table:table-cell office:value-type="string" table:style-name="ce67">
            <text:p>Fuente:</text:p>
          </table:table-cell>
          <table:table-cell table:number-columns-repeated="18" table:style-name="ce68"/>
          <table:table-cell table:number-columns-repeated="46" table:style-name="ce11"/>
          <table:table-cell table:number-columns-repeated="16319" table:style-name="ce1"/>
        </table:table-row>
        <table:table-row table:style-name="ro2">
          <table:table-cell office:value-type="string" table:style-name="ce69">
            <text:p>Estados Financieros de la compañía</text:p>
          </table:table-cell>
          <table:table-cell table:number-columns-repeated="18" table:style-name="ce69"/>
          <table:table-cell table:number-columns-repeated="46" table:style-name="ce11"/>
          <table:table-cell table:number-columns-repeated="16319" table:style-name="ce1"/>
        </table:table-row>
        <table:table-row table:style-name="ro2">
          <table:table-cell table:number-columns-repeated="19" table:style-name="ce69"/>
          <table:table-cell table:number-columns-repeated="46" table:style-name="ce11"/>
          <table:table-cell table:number-columns-repeated="16319" table:style-name="ce1"/>
        </table:table-row>
        <table:table-row table:style-name="ro2">
          <table:table-cell office:value-type="string" table:style-name="ce70">
            <text:p>Objetivo:</text:p>
          </table:table-cell>
          <table:table-cell table:number-columns-repeated="18" table:style-name="ce69"/>
          <table:table-cell table:number-columns-repeated="46" table:style-name="ce11"/>
          <table:table-cell table:number-columns-repeated="16319" table:style-name="ce1"/>
        </table:table-row>
        <table:table-row table:style-name="ro2">
          <table:table-cell office:value-type="string" table:style-name="ce69">
            <text:p>Obtener un detalle comparativo de los saldos entre periodos, esto con la finalidad de diseñar procedimientos de auditoría sobre los saldos de las cuentas</text:p>
          </table:table-cell>
          <table:table-cell table:number-columns-repeated="18" table:style-name="ce69"/>
          <table:table-cell table:number-columns-repeated="46" table:style-name="ce11"/>
          <table:table-cell table:number-columns-repeated="16319" table:style-name="ce1"/>
        </table:table-row>
        <table:table-row table:style-name="ro2">
          <table:table-cell office:value-type="string" table:style-name="ce69">
            <text:p>Identificar las principales variaciones de los saldos.</text:p>
          </table:table-cell>
          <table:table-cell table:number-columns-repeated="18" table:style-name="ce69"/>
          <table:table-cell table:number-columns-repeated="46" table:style-name="ce11"/>
          <table:table-cell table:number-columns-repeated="16319" table:style-name="ce1"/>
        </table:table-row>
        <table:table-row table:number-rows-repeated="2" table:style-name="ro2">
          <table:table-cell table:number-columns-repeated="19" table:style-name="ce69"/>
          <table:table-cell table:number-columns-repeated="46" table:style-name="ce11"/>
          <table:table-cell table:number-columns-repeated="16319" table:style-name="ce1"/>
        </table:table-row>
        <table:table-row table:style-name="ro2">
          <table:table-cell office:value-type="string" table:style-name="ce70">
            <text:p>Observaciones:</text:p>
          </table:table-cell>
          <table:table-cell table:number-columns-repeated="18" table:style-name="ce69"/>
          <table:table-cell table:number-columns-repeated="46" table:style-name="ce11"/>
          <table:table-cell table:number-columns-repeated="16319" table:style-name="ce1"/>
        </table:table-row>
        <table:table-row table:style-name="ro2">
          <table:table-cell table:number-columns-repeated="19" table:style-name="ce69"/>
          <table:table-cell table:number-columns-repeated="46" table:style-name="ce11"/>
          <table:table-cell table:number-columns-repeated="16319" table:style-name="ce1"/>
        </table:table-row>
        <table:table-row table:style-name="ro2">
          <table:table-cell office:value-type="string" table:style-name="ce71">
            <text:p>Conclusiones (A ser completado por el Auditor a cargo del compromiso):</text:p>
          </table:table-cell>
          <table:table-cell table:number-columns-repeated="18" table:style-name="ce69"/>
          <table:table-cell table:number-columns-repeated="46" table:style-name="ce11"/>
          <table:table-cell table:number-columns-repeated="16319" table:style-name="ce1"/>
        </table:table-row>
        <table:table-row table:number-rows-repeated="84" table:style-name="ro2">
          <table:table-cell table:number-columns-repeated="19" table:style-name="ce69"/>
          <table:table-cell table:number-columns-repeated="46" table:style-name="ce11"/>
          <table:table-cell table:number-columns-repeated="16319" table:style-name="ce1"/>
        </table:table-row>
        <table:table-row table:number-rows-repeated="1048442" table:style-name="ro6">
          <table:table-cell table:number-columns-repeated="16384"/>
        </table:table-row>
      </table:table>
      <table:table table:name="Mayor_Inventarios" table:style-name="ta1">
        <table:table-column table:style-name="co11" table:default-cell-style-name="ce1"/>
        <table:table-column table:style-name="co12" table:default-cell-style-name="ce1"/>
        <table:table-column table:style-name="co13" table:number-columns-repeated="4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number-columns-repeated="820" table:default-cell-style-name="ce1"/>
        <table:table-column table:style-name="co10" table:number-columns-repeated="15555" table:default-cell-style-name="ce1"/>
        <table:table-row table:style-name="ro2">
          <table:table-cell table:number-columns-repeated="16384" table:style-name="ce1"/>
        </table:table-row>
        <table:table-row table:style-name="ro7">
          <table:table-cell office:value-type="string" table:style-name="ce79">
            <text:p>1-2-1-01</text:p>
          </table:table-cell>
          <table:table-cell office:value-type="string" table:style-name="ce80">
            <text:p>INVENTARIO</text:p>
          </table:table-cell>
          <table:table-cell office:value-type="float" office:value="80964.009999999995" table:style-name="ce81">
            <text:p>80.964,01</text:p>
          </table:table-cell>
          <table:table-cell table:number-columns-repeated="3" table:style-name="ce81"/>
          <table:table-cell table:number-columns-repeated="2" table:style-name="ce1"/>
          <table:table-cell table:number-columns-repeated="2" table:style-name="ce81"/>
          <table:table-cell table:number-columns-repeated="16374" table:style-name="ce1"/>
        </table:table-row>
        <table:table-row table:style-name="ro7">
          <table:table-cell office:value-type="string" table:style-name="ce79">
            <text:p>1-2-1-01-01</text:p>
          </table:table-cell>
          <table:table-cell office:value-type="string" table:style-name="ce80">
            <text:p>INVENTARIO BODEGA</text:p>
          </table:table-cell>
          <table:table-cell office:value-type="float" office:value="80964.009999999995" table:style-name="ce81">
            <text:p>80.964,01</text:p>
          </table:table-cell>
          <table:table-cell table:number-columns-repeated="3" table:style-name="ce81"/>
          <table:table-cell table:number-columns-repeated="2" table:style-name="ce1"/>
          <table:table-cell table:number-columns-repeated="2" table:style-name="ce81"/>
          <table:table-cell table:number-columns-repeated="16374" table:style-name="ce1"/>
        </table:table-row>
        <table:table-row table:style-name="ro7">
          <table:table-cell office:value-type="string" table:style-name="ce79">
            <text:p>1-2-1-01-01-001</text:p>
          </table:table-cell>
          <table:table-cell office:value-type="string" table:style-name="ce80">
            <text:p>INVENTARIO EN TRANSITO</text:p>
          </table:table-cell>
          <table:table-cell office:value-type="float" office:value="80964.009999999995" table:style-name="ce81">
            <text:p>80.964,01</text:p>
          </table:table-cell>
          <table:table-cell office:value-type="float" office:value="340198.15" table:style-name="ce81">
            <text:p>340.198,15</text:p>
          </table:table-cell>
          <table:table-cell office:value-type="float" office:value="264271.33" table:style-name="ce81">
            <text:p>264.271,33</text:p>
          </table:table-cell>
          <table:table-cell office:value-type="float" office:value="156890.82999999999" table:style-name="ce81">
            <text:p>156.890,83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6"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style-name="ce1"/>
          <table:table-cell table:style-name="ce81"/>
          <table:table-cell table:number-columns-repeated="4" table:style-name="ce1"/>
          <table:table-cell table:style-name="ce82"/>
          <table:table-cell table:style-name="ce1"/>
          <table:table-cell table:style-name="ce81"/>
          <table:table-cell table:style-name="ce1"/>
          <table:table-cell table:style-name="ce81"/>
          <table:table-cell table:number-columns-repeated="4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style-name="ce1"/>
          <table:table-cell table:style-name="ce81"/>
          <table:table-cell table:number-columns-repeated="4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number-columns-repeated="2" table:style-name="ce81"/>
          <table:table-cell table:number-columns-repeated="5" table:style-name="ce1"/>
          <table:table-cell table:style-name="ce82"/>
          <table:table-cell table:style-name="ce1"/>
          <table:table-cell table:number-columns-repeated="2" table:style-name="ce81"/>
          <table:table-cell table:number-columns-repeated="5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style-name="ce1"/>
          <table:table-cell table:style-name="ce81"/>
          <table:table-cell table:number-columns-repeated="4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number-columns-repeated="2" table:style-name="ce81"/>
          <table:table-cell table:number-columns-repeated="5" table:style-name="ce1"/>
          <table:table-cell table:style-name="ce82"/>
          <table:table-cell table:style-name="ce1"/>
          <table:table-cell table:style-name="ce81"/>
          <table:table-cell table:style-name="ce1"/>
          <table:table-cell table:style-name="ce81"/>
          <table:table-cell table:number-columns-repeated="4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style-name="ce1"/>
          <table:table-cell table:style-name="ce81"/>
          <table:table-cell table:number-columns-repeated="4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style-name="ce1"/>
          <table:table-cell table:style-name="ce81"/>
          <table:table-cell table:number-columns-repeated="4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style-name="ce1"/>
          <table:table-cell table:style-name="ce81"/>
          <table:table-cell table:number-columns-repeated="4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style-name="ce1"/>
          <table:table-cell table:style-name="ce81"/>
          <table:table-cell table:number-columns-repeated="4" table:style-name="ce1"/>
          <table:table-cell table:style-name="ce82"/>
          <table:table-cell table:style-name="ce1"/>
          <table:table-cell table:number-columns-repeated="2" table:style-name="ce81"/>
          <table:table-cell table:number-columns-repeated="5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style-name="ce1"/>
          <table:table-cell table:style-name="ce81"/>
          <table:table-cell table:number-columns-repeated="4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style-name="ce1"/>
          <table:table-cell table:style-name="ce81"/>
          <table:table-cell table:number-columns-repeated="4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style-name="ce1"/>
          <table:table-cell table:style-name="ce81"/>
          <table:table-cell table:number-columns-repeated="4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number-columns-repeated="2" table:style-name="ce81"/>
          <table:table-cell table:number-columns-repeated="5" table:style-name="ce1"/>
          <table:table-cell table:style-name="ce82"/>
          <table:table-cell table:style-name="ce1"/>
          <table:table-cell table:style-name="ce81"/>
          <table:table-cell table:style-name="ce1"/>
          <table:table-cell table:style-name="ce81"/>
          <table:table-cell table:number-columns-repeated="4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number-columns-repeated="2" table:style-name="ce81"/>
          <table:table-cell table:number-columns-repeated="5" table:style-name="ce1"/>
          <table:table-cell table:style-name="ce82"/>
          <table:table-cell table:style-name="ce1"/>
          <table:table-cell table:style-name="ce81"/>
          <table:table-cell table:style-name="ce1"/>
          <table:table-cell table:style-name="ce81"/>
          <table:table-cell table:number-columns-repeated="4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number-columns-repeated="3" table:style-name="ce1"/>
          <table:table-cell table:number-columns-repeated="2" table:style-name="ce81"/>
          <table:table-cell table:number-columns-repeated="15555"/>
        </table:table-row>
        <table:table-row table:style-name="ro2">
          <table:table-cell table:number-columns-repeated="2" table:style-name="ce1"/>
          <table:table-cell office:value-type="string" table:style-name="ce79">
            <text:p><text:s/>81,076.01</text:p>
          </table:table-cell>
          <table:table-cell office:value-type="float" office:value="0" table:style-name="ce1">
            <text:p>0</text:p>
          </table:table-cell>
          <table:table-cell office:value-type="float" office:value="112" table:style-name="ce1">
            <text:p>112</text:p>
          </table:table-cell>
          <table:table-cell office:value-type="float" office:value="1086" table:style-name="ce1">
            <text:p>10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69502" table:style-name="ce1">
            <text:p>169502</text:p>
          </table:table-cell>
          <table:table-cell office:value-type="date" office:date-value="2020-01-31T00:00:00" table:style-name="ce82">
            <text:p>31/01/2020</text:p>
          </table:table-cell>
          <table:table-cell office:value-type="string" table:style-name="ce1">
            <text:p>ND 017592-0 :ND:0-017592 TD020-19 SERV.TRANSF ENVI</text:p>
          </table:table-cell>
          <table:table-cell table:style-name="ce1"/>
          <table:table-cell table:style-name="ce81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9">
            <text:p><text:s/>81,096.01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086" table:style-name="ce1">
            <text:p>10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69702" table:style-name="ce1">
            <text:p>169702</text:p>
          </table:table-cell>
          <table:table-cell office:value-type="date" office:date-value="2020-01-31T00:00:00" table:style-name="ce82">
            <text:p>31/01/2020</text:p>
          </table:table-cell>
          <table:table-cell office:value-type="string" table:style-name="ce1">
            <text:p>ND 00175792-0 :ND:0-00175792 GSTO EXTERIOR TRANSF.</text:p>
          </table:table-cell>
          <table:table-cell table:style-name="ce1"/>
          <table:table-cell table:style-name="ce81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9">
            <text:p><text:s/>82,177.30</text:p>
          </table:table-cell>
          <table:table-cell office:value-type="float" office:value="0" table:style-name="ce1">
            <text:p>0</text:p>
          </table:table-cell>
          <table:table-cell office:value-type="float" office:value="1081.29" table:style-name="ce81">
            <text:p>1.081,29</text:p>
          </table:table-cell>
          <table:table-cell office:value-type="float" office:value="1086" table:style-name="ce1">
            <text:p>10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69602" table:style-name="ce1">
            <text:p>169602</text:p>
          </table:table-cell>
          <table:table-cell office:value-type="date" office:date-value="2020-01-31T00:00:00" table:style-name="ce82">
            <text:p>31/01/2020</text:p>
          </table:table-cell>
          <table:table-cell office:value-type="string" table:style-name="ce1">
            <text:p>ND 0175792-0 :ND:0-0175792 Impuesto salidas de div</text:p>
          </table:table-cell>
          <table:table-cell table:style-name="ce1"/>
          <table:table-cell table:style-name="ce81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9">
            <text:p><text:s/>36,888.84</text:p>
          </table:table-cell>
          <table:table-cell office:value-type="float" office:value="45288.46" table:style-name="ce81">
            <text:p>45.288,46</text:p>
          </table:table-cell>
          <table:table-cell office:value-type="float" office:value="0" table:style-name="ce1">
            <text:p>0</text:p>
          </table:table-cell>
          <table:table-cell office:value-type="float" office:value="1123" table:style-name="ce1">
            <text:p>112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1T00:00:00" table:style-name="ce82">
            <text:p>21/02/2020</text:p>
          </table:table-cell>
          <table:table-cell office:value-type="string" table:style-name="ce1">
            <text:p>PO #TD020-19 EVEREXCCED- REGISTRO DE INVENTARIO POR IMPORTACIﾓN 280 BATERIAS DM-12120 Y HR-1280</text:p>
          </table:table-cell>
          <table:table-cell table:style-name="ce1"/>
          <table:table-cell table:style-name="ce81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9">
            <text:p><text:s/>37,171.47</text:p>
          </table:table-cell>
          <table:table-cell office:value-type="float" office:value="0" table:style-name="ce1">
            <text:p>0</text:p>
          </table:table-cell>
          <table:table-cell office:value-type="float" office:value="282.63" table:style-name="ce1">
            <text:p>282,63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0802" table:style-name="ce1">
            <text:p>170802</text:p>
          </table:table-cell>
          <table:table-cell office:value-type="date" office:date-value="2020-02-29T00:00:00" table:style-name="ce82">
            <text:p>29/02/2020</text:p>
          </table:table-cell>
          <table:table-cell office:value-type="string" table:style-name="ce1">
            <text:p>ND 00174006-0 :ND:0-00174006 IMPUESTO A LA SALIDA</text:p>
          </table:table-cell>
          <table:table-cell table:style-name="ce1"/>
          <table:table-cell table:style-name="ce81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9">
            <text:p><text:s/>37,191.47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0902" table:style-name="ce1">
            <text:p>170902</text:p>
          </table:table-cell>
          <table:table-cell office:value-type="date" office:date-value="2020-02-29T00:00:00" table:style-name="ce82">
            <text:p>29/02/2020</text:p>
          </table:table-cell>
          <table:table-cell office:value-type="string" table:style-name="ce1">
            <text:p>ND 00017406-0 :ND:0-00017406 GASTO EXTERIOR TRANSF</text:p>
          </table:table-cell>
          <table:table-cell table:style-name="ce1"/>
          <table:table-cell table:style-name="ce81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9">
            <text:p><text:s/>37,356.96</text:p>
          </table:table-cell>
          <table:table-cell office:value-type="float" office:value="0" table:style-name="ce1">
            <text:p>0</text:p>
          </table:table-cell>
          <table:table-cell office:value-type="float" office:value="165.49" table:style-name="ce1">
            <text:p>165,49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402" table:style-name="ce1">
            <text:p>171402</text:p>
          </table:table-cell>
          <table:table-cell office:value-type="date" office:date-value="2020-02-29T00:00:00" table:style-name="ce82">
            <text:p>29/02/2020</text:p>
          </table:table-cell>
          <table:table-cell office:value-type="string" table:style-name="ce1">
            <text:p>ND 5506380000-0 :ND:0-5506380000 Pago Liquidacion</text:p>
          </table:table-cell>
          <table:table-cell table:style-name="ce1"/>
          <table:table-cell table:style-name="ce81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9">
            <text:p><text:s/>37,357.53</text:p>
          </table:table-cell>
          <table:table-cell office:value-type="float" office:value="0" table:style-name="ce1">
            <text:p>0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502" table:style-name="ce1">
            <text:p>171502</text:p>
          </table:table-cell>
          <table:table-cell office:value-type="date" office:date-value="2020-02-29T00:00:00" table:style-name="ce82">
            <text:p>29/02/2020</text:p>
          </table:table-cell>
          <table:table-cell office:value-type="string" table:style-name="ce1">
            <text:p>ND 550638-0 :ND:0-550638 CARGO MAS IVA POR RECAUDA</text:p>
          </table:table-cell>
          <table:table-cell table:style-name="ce1"/>
          <table:table-cell table:style-name="ce81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9">
            <text:p><text:s/>37,452.93</text:p>
          </table:table-cell>
          <table:table-cell office:value-type="float" office:value="0" table:style-name="ce1">
            <text:p>0</text:p>
          </table:table-cell>
          <table:table-cell office:value-type="float" office:value="95.4" table:style-name="ce1">
            <text:p>95,4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0702" table:style-name="ce1">
            <text:p>170702</text:p>
          </table:table-cell>
          <table:table-cell office:value-type="date" office:date-value="2020-02-29T00:00:00" table:style-name="ce82">
            <text:p>29/02/2020</text:p>
          </table:table-cell>
          <table:table-cell office:value-type="string" table:style-name="ce1">
            <text:p>ND 0174006-0 :ND:0-0174006 Cargo mas iva por serv.</text:p>
          </table:table-cell>
          <table:table-cell table:style-name="ce1"/>
          <table:table-cell table:style-name="ce81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9">
            <text:p><text:s/>45,727.51</text:p>
          </table:table-cell>
          <table:table-cell office:value-type="float" office:value="0" table:style-name="ce1">
            <text:p>0</text:p>
          </table:table-cell>
          <table:table-cell office:value-type="float" office:value="8274.58" table:style-name="ce81">
            <text:p>8.274,58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402" table:style-name="ce1">
            <text:p>171402</text:p>
          </table:table-cell>
          <table:table-cell office:value-type="date" office:date-value="2020-02-29T00:00:00" table:style-name="ce82">
            <text:p>29/02/2020</text:p>
          </table:table-cell>
          <table:table-cell office:value-type="string" table:style-name="ce1">
            <text:p>ND 5506380000-0 :ND:0-5506380000 Pago Liquidacion</text:p>
          </table:table-cell>
          <table:table-cell table:style-name="ce1"/>
          <table:table-cell table:style-name="ce81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9">
            <text:p>-6,030.74</text:p>
          </table:table-cell>
          <table:table-cell office:value-type="float" office:value="51758.25" table:style-name="ce81">
            <text:p>51.758,25</text:p>
          </table:table-cell>
          <table:table-cell office:value-type="float" office:value="0" table:style-name="ce1">
            <text:p>0</text:p>
          </table:table-cell>
          <table:table-cell office:value-type="float" office:value="1124" table:style-name="ce1">
            <text:p>11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16T00:00:00" table:style-name="ce82">
            <text:p>16/03/2020</text:p>
          </table:table-cell>
          <table:table-cell office:value-type="string" table:style-name="ce1">
            <text:p>PO #TD020-19 EVEREXCCED- REGISTRO DE INVENTARIO POR IMPORTACIﾓN 320 BATERIAS DM-12120</text:p>
          </table:table-cell>
          <table:table-cell table:style-name="ce1"/>
          <table:table-cell table:style-name="ce81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9">
            <text:p>-5,824.77</text:p>
          </table:table-cell>
          <table:table-cell office:value-type="float" office:value="0" table:style-name="ce1">
            <text:p>0</text:p>
          </table:table-cell>
          <table:table-cell office:value-type="float" office:value="205.97" table:style-name="ce1">
            <text:p>205,97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802" table:style-name="ce1">
            <text:p>171802</text:p>
          </table:table-cell>
          <table:table-cell office:value-type="date" office:date-value="2020-03-31T00:00:00" table:style-name="ce82">
            <text:p>31/03/2020</text:p>
          </table:table-cell>
          <table:table-cell office:value-type="string" table:style-name="ce1">
            <text:p>ND 131145-0 :ND:0-131145 Pago liquidacion senae #4</text:p>
          </table:table-cell>
          <table:table-cell table:style-name="ce1"/>
          <table:table-cell table:style-name="ce81"/>
          <table:table-cell table:number-columns-repeated="16371" table:style-name="ce1"/>
        </table:table-row>
        <table:table-row table:style-name="ro2">
          <table:table-cell table:number-columns-repeated="2"/>
          <table:table-cell office:value-type="string" table:style-name="ce79">
            <text:p>-5,824.20</text:p>
          </table:table-cell>
          <table:table-cell office:value-type="float" office:value="0" table:style-name="ce1">
            <text:p>0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902" table:style-name="ce1">
            <text:p>171902</text:p>
          </table:table-cell>
          <table:table-cell office:value-type="date" office:date-value="2020-03-31T00:00:00" table:style-name="ce82">
            <text:p>31/03/2020</text:p>
          </table:table-cell>
          <table:table-cell office:value-type="string" table:style-name="ce1">
            <text:p>ND 1311450-0 :ND:0-1311450 cargo mas iva recaudaci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-5,728.80</text:p>
          </table:table-cell>
          <table:table-cell office:value-type="float" office:value="0" table:style-name="ce1">
            <text:p>0</text:p>
          </table:table-cell>
          <table:table-cell office:value-type="float" office:value="95.4" table:style-name="ce1">
            <text:p>95,4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2102" table:style-name="ce1">
            <text:p>172102</text:p>
          </table:table-cell>
          <table:table-cell office:value-type="date" office:date-value="2020-03-31T00:00:00" table:style-name="ce82">
            <text:p>31/03/2020</text:p>
          </table:table-cell>
          <table:table-cell office:value-type="string" table:style-name="ce1">
            <text:p>ND 0174555-0 :ND:0-0174555 Cargo mas iva por servi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-5,708.8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2302" table:style-name="ce1">
            <text:p>172302</text:p>
          </table:table-cell>
          <table:table-cell office:value-type="date" office:date-value="2020-03-31T00:00:00" table:style-name="ce82">
            <text:p>31/03/2020</text:p>
          </table:table-cell>
          <table:table-cell office:value-type="string" table:style-name="ce1">
            <text:p>ND 000174555-0 :ND:0-000174555 Gatos exterior tran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-5,613.40</text:p>
          </table:table-cell>
          <table:table-cell office:value-type="float" office:value="0" table:style-name="ce1">
            <text:p>0</text:p>
          </table:table-cell>
          <table:table-cell office:value-type="float" office:value="95.4" table:style-name="ce1">
            <text:p>95,4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3102" table:style-name="ce1">
            <text:p>173102</text:p>
          </table:table-cell>
          <table:table-cell office:value-type="date" office:date-value="2020-03-31T00:00:00" table:style-name="ce82">
            <text:p>31/03/2020</text:p>
          </table:table-cell>
          <table:table-cell office:value-type="string" table:style-name="ce1">
            <text:p>ND 0175934-0 :ND:0-0175934 Cargo mas iva por serv.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-5,330.77</text:p>
          </table:table-cell>
          <table:table-cell office:value-type="float" office:value="0" table:style-name="ce1">
            <text:p>0</text:p>
          </table:table-cell>
          <table:table-cell office:value-type="float" office:value="282.63" table:style-name="ce1">
            <text:p>282,63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3202" table:style-name="ce1">
            <text:p>173202</text:p>
          </table:table-cell>
          <table:table-cell office:value-type="date" office:date-value="2020-03-31T00:00:00" table:style-name="ce82">
            <text:p>31/03/2020</text:p>
          </table:table-cell>
          <table:table-cell office:value-type="string" table:style-name="ce1">
            <text:p>ND 00175934-0 :ND:0-00175934 Impuesto salida de di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-5,310.77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3302" table:style-name="ce1">
            <text:p>173302</text:p>
          </table:table-cell>
          <table:table-cell office:value-type="date" office:date-value="2020-03-31T00:00:00" table:style-name="ce82">
            <text:p>31/03/2020</text:p>
          </table:table-cell>
          <table:table-cell office:value-type="string" table:style-name="ce1">
            <text:p>ND 000175934-0 :ND:0-000175934 Gasto exterior tran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4,987.93</text:p>
          </table:table-cell>
          <table:table-cell office:value-type="float" office:value="0" table:style-name="ce1">
            <text:p>0</text:p>
          </table:table-cell>
          <table:table-cell office:value-type="float" office:value="10298.700000000001" table:style-name="ce81">
            <text:p>10.298,7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802" table:style-name="ce1">
            <text:p>171802</text:p>
          </table:table-cell>
          <table:table-cell office:value-type="date" office:date-value="2020-03-31T00:00:00" table:style-name="ce82">
            <text:p>31/03/2020</text:p>
          </table:table-cell>
          <table:table-cell office:value-type="string" table:style-name="ce1">
            <text:p>ND 131145-0 :ND:0-131145 Pago liquidacion senae #4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5,201.10</text:p>
          </table:table-cell>
          <table:table-cell office:value-type="float" office:value="0" table:style-name="ce1">
            <text:p>0</text:p>
          </table:table-cell>
          <table:table-cell office:value-type="float" office:value="213.17" table:style-name="ce1">
            <text:p>213,17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2202" table:style-name="ce1">
            <text:p>172202</text:p>
          </table:table-cell>
          <table:table-cell office:value-type="date" office:date-value="2020-03-31T00:00:00" table:style-name="ce82">
            <text:p>31/03/2020</text:p>
          </table:table-cell>
          <table:table-cell office:value-type="string" table:style-name="ce1">
            <text:p>ND 00174555-0 :ND:0-00174555 Impuesto salida de di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73,726.10</text:p>
          </table:table-cell>
          <table:table-cell office:value-type="float" office:value="0" table:style-name="ce1">
            <text:p>0</text:p>
          </table:table-cell>
          <table:table-cell office:value-type="float" office:value="68525" table:style-name="ce81">
            <text:p>68.525,00</text:p>
          </table:table-cell>
          <table:table-cell office:value-type="float" office:value="1108" table:style-name="ce1">
            <text:p>11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4-30T00:00:00" table:style-name="ce82">
            <text:p>30/04/2020</text:p>
          </table:table-cell>
          <table:table-cell office:value-type="string" table:style-name="ce1">
            <text:p>GENERADO POR MOD. DE CxP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73,838.10</text:p>
          </table:table-cell>
          <table:table-cell office:value-type="float" office:value="0" table:style-name="ce1">
            <text:p>0</text:p>
          </table:table-cell>
          <table:table-cell office:value-type="float" office:value="112" table:style-name="ce1">
            <text:p>112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4002" table:style-name="ce1">
            <text:p>174002</text:p>
          </table:table-cell>
          <table:table-cell office:value-type="date" office:date-value="2020-04-30T00:00:00" table:style-name="ce82">
            <text:p>30/04/2020</text:p>
          </table:table-cell>
          <table:table-cell office:value-type="string" table:style-name="ce1">
            <text:p>ND 0176136-0 :ND:0-0176136 CARGO MAS IVA TRANSFERE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75,148.60</text:p>
          </table:table-cell>
          <table:table-cell office:value-type="float" office:value="0" table:style-name="ce1">
            <text:p>0</text:p>
          </table:table-cell>
          <table:table-cell office:value-type="float" office:value="1310.5" table:style-name="ce81">
            <text:p>1.310,5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4102" table:style-name="ce1">
            <text:p>174102</text:p>
          </table:table-cell>
          <table:table-cell office:value-type="date" office:date-value="2020-04-30T00:00:00" table:style-name="ce82">
            <text:p>30/04/2020</text:p>
          </table:table-cell>
          <table:table-cell office:value-type="string" table:style-name="ce1">
            <text:p>ND 00176136-0 :ND:0-00176136 IMPUESTO SALIDA DIVIS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75,168.6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5102" table:style-name="ce1">
            <text:p>175102</text:p>
          </table:table-cell>
          <table:table-cell office:value-type="date" office:date-value="2020-04-30T00:00:00" table:style-name="ce82">
            <text:p>30/04/2020</text:p>
          </table:table-cell>
          <table:table-cell office:value-type="string" table:style-name="ce1">
            <text:p>ND 000176191-0 :ND:0-000176191 GASTO EXT. TRANSF.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75,280.60</text:p>
          </table:table-cell>
          <table:table-cell office:value-type="float" office:value="0" table:style-name="ce1">
            <text:p>0</text:p>
          </table:table-cell>
          <table:table-cell office:value-type="float" office:value="112" table:style-name="ce1">
            <text:p>112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4902" table:style-name="ce1">
            <text:p>174902</text:p>
          </table:table-cell>
          <table:table-cell office:value-type="date" office:date-value="2020-04-30T00:00:00" table:style-name="ce82">
            <text:p>30/04/2020</text:p>
          </table:table-cell>
          <table:table-cell office:value-type="string" table:style-name="ce1">
            <text:p>ND 0176191-0 :ND:0-0176191 CARGO MAS IVA SERV. TRA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75,905.85</text:p>
          </table:table-cell>
          <table:table-cell office:value-type="float" office:value="0" table:style-name="ce1">
            <text:p>0</text:p>
          </table:table-cell>
          <table:table-cell office:value-type="float" office:value="625.25" table:style-name="ce1">
            <text:p>625,25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5002" table:style-name="ce1">
            <text:p>175002</text:p>
          </table:table-cell>
          <table:table-cell office:value-type="date" office:date-value="2020-04-30T00:00:00" table:style-name="ce82">
            <text:p>30/04/2020</text:p>
          </table:table-cell>
          <table:table-cell office:value-type="string" table:style-name="ce1">
            <text:p>ND 00176191-0 :ND:0-00176191 IMPUESTO SALIDA DIVID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75,925.85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4202" table:style-name="ce1">
            <text:p>174202</text:p>
          </table:table-cell>
          <table:table-cell office:value-type="date" office:date-value="2020-04-30T00:00:00" table:style-name="ce82">
            <text:p>30/04/2020</text:p>
          </table:table-cell>
          <table:table-cell office:value-type="string" table:style-name="ce1">
            <text:p>ND 000176136-0 :ND:0-000176136 GASTO EXTERIOR TRAN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76,021.25</text:p>
          </table:table-cell>
          <table:table-cell office:value-type="float" office:value="0" table:style-name="ce1">
            <text:p>0</text:p>
          </table:table-cell>
          <table:table-cell office:value-type="float" office:value="95.4" table:style-name="ce1">
            <text:p>95,4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302" table:style-name="ce1">
            <text:p>176302</text:p>
          </table:table-cell>
          <table:table-cell office:value-type="date" office:date-value="2020-05-31T00:00:00" table:style-name="ce82">
            <text:p>31/05/2020</text:p>
          </table:table-cell>
          <table:table-cell office:value-type="string" table:style-name="ce1">
            <text:p>ND 1766080-0 :ND:0-1766080 CARGO MAS IVA TRANSF. E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76,234.42</text:p>
          </table:table-cell>
          <table:table-cell office:value-type="float" office:value="0" table:style-name="ce1">
            <text:p>0</text:p>
          </table:table-cell>
          <table:table-cell office:value-type="float" office:value="213.17" table:style-name="ce1">
            <text:p>213,17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402" table:style-name="ce1">
            <text:p>176402</text:p>
          </table:table-cell>
          <table:table-cell office:value-type="date" office:date-value="2020-05-31T00:00:00" table:style-name="ce82">
            <text:p>31/05/2020</text:p>
          </table:table-cell>
          <table:table-cell office:value-type="string" table:style-name="ce1">
            <text:p>ND 17660800-0 :ND:0-17660800 IMPUESTO SALIDA DE DI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76,254.42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902" table:style-name="ce1">
            <text:p>176902</text:p>
          </table:table-cell>
          <table:table-cell office:value-type="date" office:date-value="2020-05-31T00:00:00" table:style-name="ce82">
            <text:p>31/05/2020</text:p>
          </table:table-cell>
          <table:table-cell office:value-type="string" table:style-name="ce1">
            <text:p>ND 176769000-0 :ND:0-176769000 GASTO EXT. TRANSF.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76,366.42</text:p>
          </table:table-cell>
          <table:table-cell office:value-type="float" office:value="0" table:style-name="ce1">
            <text:p>0</text:p>
          </table:table-cell>
          <table:table-cell office:value-type="float" office:value="112" table:style-name="ce1">
            <text:p>112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702" table:style-name="ce1">
            <text:p>176702</text:p>
          </table:table-cell>
          <table:table-cell office:value-type="date" office:date-value="2020-05-31T00:00:00" table:style-name="ce82">
            <text:p>31/05/2020</text:p>
          </table:table-cell>
          <table:table-cell office:value-type="string" table:style-name="ce1">
            <text:p>ND 1767690-0 :ND:0-1767690 CARGO MAS IVA SERV. TRA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77,051.67</text:p>
          </table:table-cell>
          <table:table-cell office:value-type="float" office:value="0" table:style-name="ce1">
            <text:p>0</text:p>
          </table:table-cell>
          <table:table-cell office:value-type="float" office:value="685.25" table:style-name="ce1">
            <text:p>685,25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802" table:style-name="ce1">
            <text:p>176802</text:p>
          </table:table-cell>
          <table:table-cell office:value-type="date" office:date-value="2020-05-31T00:00:00" table:style-name="ce82">
            <text:p>31/05/2020</text:p>
          </table:table-cell>
          <table:table-cell office:value-type="string" table:style-name="ce1">
            <text:p>ND 17676900-0 :ND:0-17676900 IMPUESTO SALIDA DIVIS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77,071.67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502" table:style-name="ce1">
            <text:p>176502</text:p>
          </table:table-cell>
          <table:table-cell office:value-type="date" office:date-value="2020-05-31T00:00:00" table:style-name="ce82">
            <text:p>31/05/2020</text:p>
          </table:table-cell>
          <table:table-cell office:value-type="string" table:style-name="ce1">
            <text:p>ND 176608000-0 :ND:0-176608000 GASTOS EXT. TRANF.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31,691.59</text:p>
          </table:table-cell>
          <table:table-cell office:value-type="float" office:value="45380.08" table:style-name="ce81">
            <text:p>45.380,08</text:p>
          </table:table-cell>
          <table:table-cell office:value-type="float" office:value="0" table:style-name="ce1">
            <text:p>0</text:p>
          </table:table-cell>
          <table:table-cell office:value-type="float" office:value="1133" table:style-name="ce1">
            <text:p>113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3T00:00:00" table:style-name="ce82">
            <text:p>23/06/2020</text:p>
          </table:table-cell>
          <table:table-cell office:value-type="string" table:style-name="ce1">
            <text:p>PO #TD021-20 EVEREXCCED- REGISTRO DE INVENTARIO POR IMPORTACIﾓN 300 BATERIAS DM-12120 Y HR-1280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86,325.39</text:p>
          </table:table-cell>
          <table:table-cell office:value-type="float" office:value="0" table:style-name="ce1">
            <text:p>0</text:p>
          </table:table-cell>
          <table:table-cell office:value-type="float" office:value="54633.8" table:style-name="ce81">
            <text:p>54.633,80</text:p>
          </table:table-cell>
          <table:table-cell office:value-type="float" office:value="1168" table:style-name="ce1">
            <text:p>116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GENERADO POR MOD. DE CxP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86,345.39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9002" table:style-name="ce1">
            <text:p>179002</text:p>
          </table:table-cell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ND 0000176883-0 :ND:0-0000176883 GASTO DEL EXTERIO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104,012.95</text:p>
          </table:table-cell>
          <table:table-cell office:value-type="float" office:value="0" table:style-name="ce1">
            <text:p>0</text:p>
          </table:table-cell>
          <table:table-cell office:value-type="float" office:value="17667.560000000001" table:style-name="ce81">
            <text:p>17.667,56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9602" table:style-name="ce1">
            <text:p>179602</text:p>
          </table:table-cell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ND 716784-0 :ND:0-716784 Pago Liquidacion #4103238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104,366.30</text:p>
          </table:table-cell>
          <table:table-cell office:value-type="float" office:value="0" table:style-name="ce1">
            <text:p>0</text:p>
          </table:table-cell>
          <table:table-cell office:value-type="float" office:value="353.35" table:style-name="ce1">
            <text:p>353,35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9602" table:style-name="ce1">
            <text:p>179602</text:p>
          </table:table-cell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ND 716784-0 :ND:0-716784 Pago Liquidacion #4103238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104,366.87</text:p>
          </table:table-cell>
          <table:table-cell office:value-type="float" office:value="0" table:style-name="ce1">
            <text:p>0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9702" table:style-name="ce1">
            <text:p>179702</text:p>
          </table:table-cell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ND 7167840-0 :ND:0-7167840 CARGO MAS IVA POR RECAU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106,246.87</text:p>
          </table:table-cell>
          <table:table-cell office:value-type="float" office:value="0" table:style-name="ce1">
            <text:p>0</text:p>
          </table:table-cell>
          <table:table-cell office:value-type="float" office:value="1880" table:style-name="ce81">
            <text:p>1.880,0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PO #TD021-20 EVEREXCCED- F18210 <text:s/>LIQUIDACIﾓN DE IMPORTACIﾓN BATERIAS DM-12120 Y HR-1280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106,421.87</text:p>
          </table:table-cell>
          <table:table-cell office:value-type="float" office:value="0" table:style-name="ce1">
            <text:p>0</text:p>
          </table:table-cell>
          <table:table-cell office:value-type="float" office:value="175" table:style-name="ce1">
            <text:p>175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PO #TD021-20 EVEREXCCED- F18211 LIQUIDACIﾓN DE IMPORTACIﾓN BATERIAS DM-12120 Y HR-1280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107,202.27</text:p>
          </table:table-cell>
          <table:table-cell office:value-type="float" office:value="0" table:style-name="ce1">
            <text:p>0</text:p>
          </table:table-cell>
          <table:table-cell office:value-type="float" office:value="780.4" table:style-name="ce1">
            <text:p>780,4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PO #TD021-20 EVEREXCCED- F18214 LIQUIDACIﾓN DE IMPORTACIﾓN BATERIAS DM-12120 Y HR-1280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107,222.27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PO #TD021-20 EVEREXCCED- F18215 LIQUIDACIﾓN DE IMPORTACIﾓN BATERIAS DM-12120 Y HR-1280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107,498.57</text:p>
          </table:table-cell>
          <table:table-cell office:value-type="float" office:value="0" table:style-name="ce1">
            <text:p>0</text:p>
          </table:table-cell>
          <table:table-cell office:value-type="float" office:value="276.3" table:style-name="ce1">
            <text:p>276,3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PO #TD021-20 EVEREXCCED- F269335 LIQUIDACIﾓN DE IMPORTACIﾓN BATERIAS DM-12120 Y HR-1280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107,943.11</text:p>
          </table:table-cell>
          <table:table-cell office:value-type="float" office:value="0" table:style-name="ce1">
            <text:p>0</text:p>
          </table:table-cell>
          <table:table-cell office:value-type="float" office:value="444.54" table:style-name="ce1">
            <text:p>444,54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PO #TD021-20 EVEREXCCED- F39947 LIQUIDACIﾓN DE IMPORTACIﾓN BATERIAS DM-12120 Y HR-1280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108,143.11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PO #TD021-20 EVEREXCCED- F123860 LIQUIDACIﾓN DE IMPORTACIﾓN BATERIAS DM-12120 Y HR-1280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108,278.11</text:p>
          </table:table-cell>
          <table:table-cell office:value-type="float" office:value="0" table:style-name="ce1">
            <text:p>0</text:p>
          </table:table-cell>
          <table:table-cell office:value-type="float" office:value="135" table:style-name="ce1">
            <text:p>135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PO #TD021-20 EVEREXCCED- F26082 LIQUIDACIﾓN DE IMPORTACIﾓN BATERIAS DM-12120 Y HR-1280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108,340.61</text:p>
          </table:table-cell>
          <table:table-cell office:value-type="float" office:value="0" table:style-name="ce1">
            <text:p>0</text:p>
          </table:table-cell>
          <table:table-cell office:value-type="float" office:value="62.5" table:style-name="ce1">
            <text:p>62,5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PO #TD021-20 EVEREXCCED- F26083 LIQUIDACIﾓN DE IMPORTACIﾓN BATERIAS DM-12120 Y HR-1280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108,580.61</text:p>
          </table:table-cell>
          <table:table-cell office:value-type="float" office:value="0" table:style-name="ce1">
            <text:p>0</text:p>
          </table:table-cell>
          <table:table-cell office:value-type="float" office:value="240" table:style-name="ce1">
            <text:p>24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PO #TD021-20 EVEREXCCED- F39948 LIQUIDACIﾓN DE IMPORTACIﾓN BATERIAS DM-12120 Y HR-1280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108,812.71</text:p>
          </table:table-cell>
          <table:table-cell office:value-type="float" office:value="0" table:style-name="ce1">
            <text:p>0</text:p>
          </table:table-cell>
          <table:table-cell office:value-type="float" office:value="232.1" table:style-name="ce1">
            <text:p>232,1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PO #TD020-19 EVEREXCCED- F266910 LIQUIDACIﾓN DE IMPORTACIﾓN BATERIAS DM-12120 Y HR-1280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108,872.40</text:p>
          </table:table-cell>
          <table:table-cell office:value-type="float" office:value="0" table:style-name="ce1">
            <text:p>0</text:p>
          </table:table-cell>
          <table:table-cell office:value-type="float" office:value="59.69" table:style-name="ce1">
            <text:p>59,69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PO #TD020-19 EVEREXCCED- F264304 LIQUIDACIﾓN DE IMPORTACIﾓN BATERIAS DM-12120 Y HR-1280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111,612.40</text:p>
          </table:table-cell>
          <table:table-cell office:value-type="float" office:value="0" table:style-name="ce1">
            <text:p>0</text:p>
          </table:table-cell>
          <table:table-cell office:value-type="float" office:value="2740" table:style-name="ce81">
            <text:p>2.740,0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PO #TD020-19 EVEREXCCED- F17737 LIQUIDACIﾓN DE IMPORTACIﾓN BATERIAS DM-12120 Y HR-1280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111,787.40</text:p>
          </table:table-cell>
          <table:table-cell office:value-type="float" office:value="0" table:style-name="ce1">
            <text:p>0</text:p>
          </table:table-cell>
          <table:table-cell office:value-type="float" office:value="175" table:style-name="ce1">
            <text:p>175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PO #TD020-19 EVEREXCCED- F17738 LIQUIDACIﾓN DE IMPORTACIﾓN BATERIAS DM-12120 Y HR-1280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112,586.60</text:p>
          </table:table-cell>
          <table:table-cell office:value-type="float" office:value="0" table:style-name="ce1">
            <text:p>0</text:p>
          </table:table-cell>
          <table:table-cell office:value-type="float" office:value="799.2" table:style-name="ce1">
            <text:p>799,2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PO #TD020-19 EVEREXCCED- F17379 LIQUIDACIﾓN DE IMPORTACIﾓN BATERIAS DM-12120 Y HR-1280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112,606.6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PO #TD020-19 EVEREXCCED- F17739 LIQUIDACIﾓN DE IMPORTACIﾓN BATERIAS DM-12120 Y HR-1280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112,856.6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PO #TD020-19 EVEREXCCED- F17520 LIQUIDACIﾓN DE IMPORTACIﾓN BATERIAS DM-12120 Y HR-1280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112,931.60</text:p>
          </table:table-cell>
          <table:table-cell office:value-type="float" office:value="0" table:style-name="ce1">
            <text:p>0</text:p>
          </table:table-cell>
          <table:table-cell office:value-type="float" office:value="75" table:style-name="ce1">
            <text:p>75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PO #TD020-19 EVEREXCCED- F17521 LIQUIDACIﾓN DE IMPORTACIﾓN BATERIAS DM-12120 Y HR-1280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113,617.09</text:p>
          </table:table-cell>
          <table:table-cell office:value-type="float" office:value="0" table:style-name="ce1">
            <text:p>0</text:p>
          </table:table-cell>
          <table:table-cell office:value-type="float" office:value="685.49" table:style-name="ce1">
            <text:p>685,49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PO #TD020-19 EVEREXCCED- F37945 LIQUIDACIﾓN DE IMPORTACIﾓN BATERIAS DM-12120 Y HR-1280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113,857.09</text:p>
          </table:table-cell>
          <table:table-cell office:value-type="float" office:value="0" table:style-name="ce1">
            <text:p>0</text:p>
          </table:table-cell>
          <table:table-cell office:value-type="float" office:value="240" table:style-name="ce1">
            <text:p>24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PO #TD020-19 EVEREXCCED- F37946 LIQUIDACIﾓN DE IMPORTACIﾓN BATERIAS DM-12120 Y HR-1280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114,057.09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PO #TD020-19 EVEREXCCED- F122500 LIQUIDACIﾓN DE IMPORTACIﾓN BATERIAS DM-12120 Y HR-1280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114,851.17</text:p>
          </table:table-cell>
          <table:table-cell office:value-type="float" office:value="0" table:style-name="ce1">
            <text:p>0</text:p>
          </table:table-cell>
          <table:table-cell office:value-type="float" office:value="794.08" table:style-name="ce1">
            <text:p>794,08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PO #TD020-19 EVEREXCCED- F24211 LIQUIDACIﾓN DE IMPORTACIﾓN BATERIAS DM-12120 Y HR-1280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115,101.17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PO #TD020-19 EVEREXCCED- F38099 LIQUIDACIﾓN DE IMPORTACIﾓN BATERIAS DM-12120 Y HR-1280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115,351.17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PO #TD020-19 EVEREXCCED- F38311 LIQUIDACIﾓN DE IMPORTACIﾓN BATERIAS DM-12120 Y HR-1280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115,463.17</text:p>
          </table:table-cell>
          <table:table-cell office:value-type="float" office:value="0" table:style-name="ce1">
            <text:p>0</text:p>
          </table:table-cell>
          <table:table-cell office:value-type="float" office:value="112" table:style-name="ce1">
            <text:p>112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8802" table:style-name="ce1">
            <text:p>178802</text:p>
          </table:table-cell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ND 0176883-0 :ND:0-0176883 CARGO MAS IVA POR SERV.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117,042.18</text:p>
          </table:table-cell>
          <table:table-cell office:value-type="float" office:value="0" table:style-name="ce1">
            <text:p>0</text:p>
          </table:table-cell>
          <table:table-cell office:value-type="float" office:value="1579.01" table:style-name="ce81">
            <text:p>1.579,01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8902" table:style-name="ce1">
            <text:p>178902</text:p>
          </table:table-cell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ND 00176883-0 :ND:0-00176883 Impuesto a la salida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71,662.10</text:p>
          </table:table-cell>
          <table:table-cell office:value-type="float" office:value="45380.08" table:style-name="ce81">
            <text:p>45.380,08</text:p>
          </table:table-cell>
          <table:table-cell office:value-type="float" office:value="0" table:style-name="ce1">
            <text:p>0</text:p>
          </table:table-cell>
          <table:table-cell office:value-type="float" office:value="1151" table:style-name="ce1">
            <text:p>115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2T00:00:00" table:style-name="ce82">
            <text:p>02/07/2020</text:p>
          </table:table-cell>
          <table:table-cell office:value-type="string" table:style-name="ce1">
            <text:p>PO #TD021-20 Everexcced - Registro de inventario por importaci 300 baterias DM-12120 y HR-1280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71,774.10</text:p>
          </table:table-cell>
          <table:table-cell office:value-type="float" office:value="0" table:style-name="ce1">
            <text:p>0</text:p>
          </table:table-cell>
          <table:table-cell office:value-type="float" office:value="112" table:style-name="ce1">
            <text:p>112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1102" table:style-name="ce1">
            <text:p>181102</text:p>
          </table:table-cell>
          <table:table-cell office:value-type="date" office:date-value="2020-07-31T00:00:00" table:style-name="ce82">
            <text:p>31/07/2020</text:p>
          </table:table-cell>
          <table:table-cell office:value-type="string" table:style-name="ce1">
            <text:p>ND 177532-0 :ND:0-177532 CARGO MAS IVA POR SERV.TR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72,260.59</text:p>
          </table:table-cell>
          <table:table-cell office:value-type="float" office:value="0" table:style-name="ce1">
            <text:p>0</text:p>
          </table:table-cell>
          <table:table-cell office:value-type="float" office:value="486.49" table:style-name="ce1">
            <text:p>486,49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1202" table:style-name="ce1">
            <text:p>181202</text:p>
          </table:table-cell>
          <table:table-cell office:value-type="date" office:date-value="2020-07-31T00:00:00" table:style-name="ce82">
            <text:p>31/07/2020</text:p>
          </table:table-cell>
          <table:table-cell office:value-type="string" table:style-name="ce1">
            <text:p>ND 00177532-0 :ND:0-00177532 Impjuesto salida divi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72,280.59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1302" table:style-name="ce1">
            <text:p>181302</text:p>
          </table:table-cell>
          <table:table-cell office:value-type="date" office:date-value="2020-07-31T00:00:00" table:style-name="ce82">
            <text:p>31/07/2020</text:p>
          </table:table-cell>
          <table:table-cell office:value-type="string" table:style-name="ce1">
            <text:p>ND 0000177532-0 :ND:0-0000177532 GASTO DEL EXTERIO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72,392.59</text:p>
          </table:table-cell>
          <table:table-cell office:value-type="float" office:value="0" table:style-name="ce1">
            <text:p>0</text:p>
          </table:table-cell>
          <table:table-cell office:value-type="float" office:value="112" table:style-name="ce1">
            <text:p>112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102" table:style-name="ce1">
            <text:p>182102</text:p>
          </table:table-cell>
          <table:table-cell office:value-type="date" office:date-value="2020-07-31T00:00:00" table:style-name="ce82">
            <text:p>31/07/2020</text:p>
          </table:table-cell>
          <table:table-cell office:value-type="string" table:style-name="ce1">
            <text:p>ND 000177695-0 :ND:0-000177695 CARGO MAS IVA POR S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73,092.23</text:p>
          </table:table-cell>
          <table:table-cell office:value-type="float" office:value="0" table:style-name="ce1">
            <text:p>0</text:p>
          </table:table-cell>
          <table:table-cell office:value-type="float" office:value="699.64" table:style-name="ce1">
            <text:p>699,64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202" table:style-name="ce1">
            <text:p>182202</text:p>
          </table:table-cell>
          <table:table-cell office:value-type="date" office:date-value="2020-07-31T00:00:00" table:style-name="ce82">
            <text:p>31/07/2020</text:p>
          </table:table-cell>
          <table:table-cell office:value-type="string" table:style-name="ce1">
            <text:p>ND 00177695-0 :ND:0-00177695 IMPUESTO SALIDA DIVIS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73,112.23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302" table:style-name="ce1">
            <text:p>182302</text:p>
          </table:table-cell>
          <table:table-cell office:value-type="date" office:date-value="2020-07-31T00:00:00" table:style-name="ce82">
            <text:p>31/07/2020</text:p>
          </table:table-cell>
          <table:table-cell office:value-type="string" table:style-name="ce1">
            <text:p>ND 0177695-0 :ND:0-0177695 GASTO DEL EXTERIOR TRAN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87,329.22</text:p>
          </table:table-cell>
          <table:table-cell office:value-type="float" office:value="0" table:style-name="ce1">
            <text:p>0</text:p>
          </table:table-cell>
          <table:table-cell office:value-type="float" office:value="14216.99" table:style-name="ce81">
            <text:p>14.216,99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402" table:style-name="ce1">
            <text:p>182402</text:p>
          </table:table-cell>
          <table:table-cell office:value-type="date" office:date-value="2020-07-31T00:00:00" table:style-name="ce82">
            <text:p>31/07/2020</text:p>
          </table:table-cell>
          <table:table-cell office:value-type="string" table:style-name="ce1">
            <text:p>ND 035847-0 :ND:0-035847 Liquidacion #41122234 TD0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87,613.56</text:p>
          </table:table-cell>
          <table:table-cell office:value-type="float" office:value="0" table:style-name="ce1">
            <text:p>0</text:p>
          </table:table-cell>
          <table:table-cell office:value-type="float" office:value="284.33999999999997" table:style-name="ce1">
            <text:p>284,34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402" table:style-name="ce1">
            <text:p>182402</text:p>
          </table:table-cell>
          <table:table-cell office:value-type="date" office:date-value="2020-07-31T00:00:00" table:style-name="ce82">
            <text:p>31/07/2020</text:p>
          </table:table-cell>
          <table:table-cell office:value-type="string" table:style-name="ce1">
            <text:p>ND 035847-0 :ND:0-035847 Liquidacion #41122234 TD0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87,614.13</text:p>
          </table:table-cell>
          <table:table-cell office:value-type="float" office:value="0" table:style-name="ce1">
            <text:p>0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502" table:style-name="ce1">
            <text:p>182502</text:p>
          </table:table-cell>
          <table:table-cell office:value-type="date" office:date-value="2020-07-31T00:00:00" table:style-name="ce82">
            <text:p>31/07/2020</text:p>
          </table:table-cell>
          <table:table-cell office:value-type="string" table:style-name="ce1">
            <text:p>ND 35847-0 :ND:0-35847 CARGO MAS IVA POR RECAUDACI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50,747.34</text:p>
          </table:table-cell>
          <table:table-cell office:value-type="float" office:value="36866.79" table:style-name="ce81">
            <text:p>36.866,79</text:p>
          </table:table-cell>
          <table:table-cell office:value-type="float" office:value="0" table:style-name="ce1">
            <text:p>0</text:p>
          </table:table-cell>
          <table:table-cell office:value-type="float" office:value="1179" table:style-name="ce1">
            <text:p>117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1T00:00:00" table:style-name="ce82">
            <text:p>21/08/2020</text:p>
          </table:table-cell>
          <table:table-cell office:value-type="string" table:style-name="ce1">
            <text:p>PO #TD022-20 Everexcced - Registro 270 baterias DM-12120 inventario por importaci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 table:style-name="ce1"/>
          <table:table-cell office:value-type="string" table:style-name="ce79">
            <text:p><text:s/>11,149.67</text:p>
          </table:table-cell>
          <table:table-cell office:value-type="float" office:value="39597.67" table:style-name="ce81">
            <text:p>39.597,67</text:p>
          </table:table-cell>
          <table:table-cell office:value-type="float" office:value="0" table:style-name="ce1">
            <text:p>0</text:p>
          </table:table-cell>
          <table:table-cell office:value-type="float" office:value="1180" table:style-name="ce1">
            <text:p>118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2T00:00:00" table:style-name="ce82">
            <text:p>22/08/2020</text:p>
          </table:table-cell>
          <table:table-cell office:value-type="string" table:style-name="ce1">
            <text:p>PO #TD022-20 Everexcced - Registro 290 baterias HR-1280 de inventario por importaci</text:p>
          </table:table-cell>
          <table:table-cell table:style-name="ce1"/>
          <table:table-cell table:style-name="ce81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9">
            <text:p><text:s/>11,966.27</text:p>
          </table:table-cell>
          <table:table-cell office:value-type="float" office:value="0" table:style-name="ce1">
            <text:p>0</text:p>
          </table:table-cell>
          <table:table-cell office:value-type="float" office:value="816.6" table:style-name="ce1">
            <text:p>816,6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82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style-name="ce1"/>
          <table:table-cell table:style-name="ce81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9">
            <text:p><text:s/>12,436.20</text:p>
          </table:table-cell>
          <table:table-cell office:value-type="float" office:value="0" table:style-name="ce1">
            <text:p>0</text:p>
          </table:table-cell>
          <table:table-cell office:value-type="float" office:value="469.93" table:style-name="ce1">
            <text:p>469,93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82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style-name="ce1"/>
          <table:table-cell table:style-name="ce81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9">
            <text:p><text:s/>12,676.20</text:p>
          </table:table-cell>
          <table:table-cell office:value-type="float" office:value="0" table:style-name="ce1">
            <text:p>0</text:p>
          </table:table-cell>
          <table:table-cell office:value-type="float" office:value="240" table:style-name="ce1">
            <text:p>24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82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style-name="ce1"/>
          <table:table-cell table:style-name="ce81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9">
            <text:p><text:s/>12,876.2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82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style-name="ce1"/>
          <table:table-cell table:style-name="ce81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9">
            <text:p><text:s/>13,011.20</text:p>
          </table:table-cell>
          <table:table-cell office:value-type="float" office:value="0" table:style-name="ce1">
            <text:p>0</text:p>
          </table:table-cell>
          <table:table-cell office:value-type="float" office:value="135" table:style-name="ce1">
            <text:p>135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82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style-name="ce1"/>
          <table:table-cell table:style-name="ce81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9">
            <text:p><text:s/>13,073.70</text:p>
          </table:table-cell>
          <table:table-cell office:value-type="float" office:value="0" table:style-name="ce1">
            <text:p>0</text:p>
          </table:table-cell>
          <table:table-cell office:value-type="float" office:value="62.5" table:style-name="ce1">
            <text:p>62,5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82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style-name="ce1"/>
          <table:table-cell table:style-name="ce81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9">
            <text:p><text:s/>13,248.70</text:p>
          </table:table-cell>
          <table:table-cell office:value-type="float" office:value="0" table:style-name="ce1">
            <text:p>0</text:p>
          </table:table-cell>
          <table:table-cell office:value-type="float" office:value="175" table:style-name="ce1">
            <text:p>175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82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style-name="ce1"/>
          <table:table-cell table:style-name="ce81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9">
            <text:p><text:s/>15,268.70</text:p>
          </table:table-cell>
          <table:table-cell office:value-type="float" office:value="0" table:style-name="ce1">
            <text:p>0</text:p>
          </table:table-cell>
          <table:table-cell office:value-type="float" office:value="2020" table:style-name="ce81">
            <text:p>2.020,0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82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style-name="ce1"/>
          <table:table-cell table:style-name="ce81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9">
            <text:p><text:s/>15,491.85</text:p>
          </table:table-cell>
          <table:table-cell office:value-type="float" office:value="0" table:style-name="ce1">
            <text:p>0</text:p>
          </table:table-cell>
          <table:table-cell office:value-type="float" office:value="223.15" table:style-name="ce1">
            <text:p>223,15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82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style-name="ce1"/>
          <table:table-cell table:style-name="ce81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9">
            <text:p><text:s/>155,419.55</text:p>
          </table:table-cell>
          <table:table-cell office:value-type="float" office:value="0" table:style-name="ce1">
            <text:p>0</text:p>
          </table:table-cell>
          <table:table-cell office:value-type="float" office:value="139927.70000000001" table:style-name="ce81">
            <text:p>139.927,70</text:p>
          </table:table-cell>
          <table:table-cell office:value-type="float" office:value="1171" table:style-name="ce1">
            <text:p>117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9-30T00:00:00" table:style-name="ce82">
            <text:p>30/09/2020</text:p>
          </table:table-cell>
          <table:table-cell office:value-type="string" table:style-name="ce1">
            <text:p>GENERADO POR MOD. DE CxP</text:p>
          </table:table-cell>
          <table:table-cell table:style-name="ce1"/>
          <table:table-cell table:style-name="ce81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9">
            <text:p><text:s/>156,758.83</text:p>
          </table:table-cell>
          <table:table-cell office:value-type="float" office:value="0" table:style-name="ce1">
            <text:p>0</text:p>
          </table:table-cell>
          <table:table-cell office:value-type="float" office:value="1339.28" table:style-name="ce81">
            <text:p>1.339,28</text:p>
          </table:table-cell>
          <table:table-cell office:value-type="float" office:value="1188" table:style-name="ce1">
            <text:p>11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6402" table:style-name="ce1">
            <text:p>186402</text:p>
          </table:table-cell>
          <table:table-cell office:value-type="date" office:date-value="2020-10-31T00:00:00" table:style-name="ce82">
            <text:p>31/10/2020</text:p>
          </table:table-cell>
          <table:table-cell office:value-type="string" table:style-name="ce1">
            <text:p>ND 122553-1 :ND:1-122553 EverExceed - PO #TD023-20</text:p>
          </table:table-cell>
          <table:table-cell table:style-name="ce1"/>
          <table:table-cell table:style-name="ce81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9">
            <text:p><text:s/>156,870.83</text:p>
          </table:table-cell>
          <table:table-cell office:value-type="float" office:value="0" table:style-name="ce1">
            <text:p>0</text:p>
          </table:table-cell>
          <table:table-cell office:value-type="float" office:value="112" table:style-name="ce1">
            <text:p>112</text:p>
          </table:table-cell>
          <table:table-cell office:value-type="float" office:value="1188" table:style-name="ce1">
            <text:p>11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6502" table:style-name="ce1">
            <text:p>186502</text:p>
          </table:table-cell>
          <table:table-cell office:value-type="date" office:date-value="2020-10-31T00:00:00" table:style-name="ce82">
            <text:p>31/10/2020</text:p>
          </table:table-cell>
          <table:table-cell office:value-type="string" table:style-name="ce1">
            <text:p>ND 122553-2 :ND:2-122553 CARGO MAS IVA POR SERV.TR</text:p>
          </table:table-cell>
          <table:table-cell table:style-name="ce1"/>
          <table:table-cell table:style-name="ce81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9">
            <text:p><text:s/>156,890.83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88" table:style-name="ce1">
            <text:p>11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6602" table:style-name="ce1">
            <text:p>186602</text:p>
          </table:table-cell>
          <table:table-cell office:value-type="date" office:date-value="2020-10-31T00:00:00" table:style-name="ce82">
            <text:p>31/10/2020</text:p>
          </table:table-cell>
          <table:table-cell office:value-type="string" table:style-name="ce1">
            <text:p>ND 122553-3 :ND:3-122553 GASTO DEL EXTERIOR TRANSF</text:p>
          </table:table-cell>
          <table:table-cell table:style-name="ce1"/>
          <table:table-cell table:style-name="ce81"/>
          <table:table-cell table:number-columns-repeated="16371" table:style-name="ce1"/>
        </table:table-row>
        <table:table-row table:style-name="ro7">
          <table:table-cell office:value-type="string" table:style-name="ce79">
            <text:p>1-2-1-01-01-002</text:p>
          </table:table-cell>
          <table:table-cell office:value-type="string" table:style-name="ce80">
            <text:p>INVENTARIO GUAYAQUIL</text:p>
          </table:table-cell>
          <table:table-cell office:value-type="float" office:value="0" table:style-name="ce1">
            <text:p>0</text:p>
          </table:table-cell>
          <table:table-cell office:value-type="float" office:value="264271.33" table:style-name="ce81">
            <text:p>264.271,33</text:p>
          </table:table-cell>
          <table:table-cell office:value-type="float" office:value="264271.33" table:style-name="ce81">
            <text:p>264.271,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8" table:style-name="ce1"/>
          <table:table-cell table:style-name="ce81"/>
          <table:table-cell table:number-columns-repeated="4" table:style-name="ce1"/>
          <table:table-cell table:style-name="ce82"/>
          <table:table-cell table:style-name="ce1"/>
          <table:table-cell table:number-columns-repeated="2" table:style-name="ce81"/>
          <table:table-cell table:number-columns-repeated="5" table:style-name="ce1"/>
          <table:table-cell table:style-name="ce82"/>
          <table:table-cell table:number-columns-repeated="3" table:style-name="ce1"/>
          <table:table-cell table:style-name="ce81"/>
          <table:table-cell table:number-columns-repeated="4" table:style-name="ce1"/>
          <table:table-cell table:style-name="ce82"/>
          <table:table-cell table:style-name="ce1"/>
          <table:table-cell table:number-columns-repeated="2" table:style-name="ce81"/>
          <table:table-cell table:number-columns-repeated="5" table:style-name="ce1"/>
          <table:table-cell table:style-name="ce82"/>
          <table:table-cell table:number-columns-repeated="2" table:style-name="ce1"/>
          <table:table-cell table:style-name="ce81"/>
          <table:table-cell table:number-columns-repeated="5" table:style-name="ce1"/>
          <table:table-cell table:style-name="ce82"/>
          <table:table-cell table:style-name="ce1"/>
          <table:table-cell table:number-columns-repeated="2" table:style-name="ce81"/>
          <table:table-cell table:number-columns-repeated="5" table:style-name="ce1"/>
          <table:table-cell table:style-name="ce82"/>
          <table:table-cell table:style-name="ce1"/>
          <table:table-cell table:number-columns-repeated="2" table:style-name="ce81"/>
          <table:table-cell table:number-columns-repeated="5" table:style-name="ce1"/>
          <table:table-cell table:style-name="ce82"/>
          <table:table-cell table:style-name="ce1"/>
          <table:table-cell table:number-columns-repeated="2" table:style-name="ce81"/>
          <table:table-cell table:number-columns-repeated="5" table:style-name="ce1"/>
          <table:table-cell table:style-name="ce82"/>
          <table:table-cell table:style-name="ce1"/>
          <table:table-cell table:style-name="ce81"/>
          <table:table-cell table:style-name="ce1"/>
          <table:table-cell table:style-name="ce81"/>
          <table:table-cell table:number-columns-repeated="4" table:style-name="ce1"/>
          <table:table-cell table:style-name="ce82"/>
          <table:table-cell table:number-columns-repeated="2" table:style-name="ce1"/>
          <table:table-cell table:style-name="ce81"/>
          <table:table-cell table:number-columns-repeated="5" table:style-name="ce1"/>
          <table:table-cell table:style-name="ce82"/>
          <table:table-cell table:style-name="ce1"/>
          <table:table-cell table:style-name="ce81"/>
          <table:table-cell table:style-name="ce1"/>
          <table:table-cell table:style-name="ce81"/>
          <table:table-cell table:number-columns-repeated="4" table:style-name="ce1"/>
          <table:table-cell table:style-name="ce82"/>
          <table:table-cell table:style-name="ce1"/>
          <table:table-cell table:number-columns-repeated="2" table:style-name="ce81"/>
          <table:table-cell table:number-columns-repeated="5" table:style-name="ce1"/>
          <table:table-cell table:style-name="ce82"/>
          <table:table-cell table:number-columns-repeated="2" table:style-name="ce1"/>
          <table:table-cell table:style-name="ce81"/>
          <table:table-cell table:number-columns-repeated="5" table:style-name="ce1"/>
          <table:table-cell table:style-name="ce82"/>
          <table:table-cell table:style-name="ce1"/>
          <table:table-cell table:style-name="ce81"/>
          <table:table-cell table:style-name="ce1"/>
          <table:table-cell table:style-name="ce81"/>
          <table:table-cell table:number-columns-repeated="4" table:style-name="ce1"/>
          <table:table-cell table:style-name="ce82"/>
          <table:table-cell table:style-name="ce1"/>
          <table:table-cell table:number-columns-repeated="2" table:style-name="ce81"/>
          <table:table-cell table:number-columns-repeated="5" table:style-name="ce1"/>
          <table:table-cell table:style-name="ce82"/>
          <table:table-cell table:style-name="ce1"/>
          <table:table-cell table:number-columns-repeated="2" table:style-name="ce81"/>
          <table:table-cell table:number-columns-repeated="5" table:style-name="ce1"/>
          <table:table-cell table:style-name="ce82"/>
          <table:table-cell table:style-name="ce1"/>
          <table:table-cell table:number-columns-repeated="2" table:style-name="ce81"/>
          <table:table-cell table:number-columns-repeated="5" table:style-name="ce1"/>
          <table:table-cell table:style-name="ce82"/>
          <table:table-cell table:number-columns-repeated="2" table:style-name="ce1"/>
          <table:table-cell table:style-name="ce81"/>
          <table:table-cell table:number-columns-repeated="5" table:style-name="ce1"/>
          <table:table-cell table:style-name="ce82"/>
          <table:table-cell table:style-name="ce1"/>
          <table:table-cell table:style-name="ce81"/>
          <table:table-cell table:style-name="ce1"/>
          <table:table-cell table:style-name="ce81"/>
          <table:table-cell table:number-columns-repeated="4" table:style-name="ce1"/>
          <table:table-cell table:style-name="ce82"/>
          <table:table-cell table:style-name="ce1"/>
          <table:table-cell table:number-columns-repeated="2" table:style-name="ce81"/>
          <table:table-cell table:number-columns-repeated="5" table:style-name="ce1"/>
          <table:table-cell table:style-name="ce82"/>
          <table:table-cell table:style-name="ce1"/>
          <table:table-cell table:number-columns-repeated="2" table:style-name="ce81"/>
          <table:table-cell table:number-columns-repeated="5" table:style-name="ce1"/>
          <table:table-cell table:style-name="ce82"/>
          <table:table-cell table:number-columns-repeated="3" table:style-name="ce1"/>
          <table:table-cell table:number-columns-repeated="2" table:style-name="ce81"/>
          <table:table-cell table:number-columns-repeated="16176"/>
        </table:table-row>
        <table:table-row table:style-name="ro2">
          <table:table-cell table:number-columns-repeated="2" table:style-name="ce1"/>
          <table:table-cell office:value-type="string" table:style-name="ce79">
            <text:p>-11,969.09</text:p>
          </table:table-cell>
          <table:table-cell office:value-type="float" office:value="11969.09" table:style-name="ce81">
            <text:p>11.969,09</text:p>
          </table:table-cell>
          <table:table-cell office:value-type="float" office:value="0" table:style-name="ce1">
            <text:p>0</text:p>
          </table:table-cell>
          <table:table-cell office:value-type="float" office:value="1125" table:style-name="ce1">
            <text:p>112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1T00:00:00" table:style-name="ce82">
            <text:p>21/02/2020</text:p>
          </table:table-cell>
          <table:table-cell office:value-type="string" table:style-name="ce1">
            <text:p>PO #TD020-19 EVEREXCCED - COSTEO ENTREGA DE 74 BATERIAS DM-12120</text:p>
          </table:table-cell>
          <table:table-cell table:style-name="ce1"/>
          <table:table-cell table:style-name="ce81"/>
          <table:table-cell table:number-columns-repeated="16371" table:style-name="ce1"/>
        </table:table-row>
        <table:table-row table:style-name="ro2">
          <table:table-cell table:number-columns-repeated="2"/>
          <table:table-cell office:value-type="string" table:style-name="ce79">
            <text:p>-24,908.65</text:p>
          </table:table-cell>
          <table:table-cell office:value-type="float" office:value="12939.56" table:style-name="ce81">
            <text:p>12.939,56</text:p>
          </table:table-cell>
          <table:table-cell office:value-type="float" office:value="0" table:style-name="ce1">
            <text:p>0</text:p>
          </table:table-cell>
          <table:table-cell office:value-type="float" office:value="1125" table:style-name="ce1">
            <text:p>112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1T00:00:00" table:style-name="ce82">
            <text:p>21/02/2020</text:p>
          </table:table-cell>
          <table:table-cell office:value-type="string" table:style-name="ce1">
            <text:p>PO #TD020-19 EVEREXCCED - COSTEO ENTREGA DE 80 BATERIAS HR-1280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20,379.81</text:p>
          </table:table-cell>
          <table:table-cell office:value-type="float" office:value="0" table:style-name="ce1">
            <text:p>0</text:p>
          </table:table-cell>
          <table:table-cell office:value-type="float" office:value="45288.46" table:style-name="ce81">
            <text:p>45.288,46</text:p>
          </table:table-cell>
          <table:table-cell office:value-type="float" office:value="1123" table:style-name="ce1">
            <text:p>112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1T00:00:00" table:style-name="ce82">
            <text:p>21/02/2020</text:p>
          </table:table-cell>
          <table:table-cell office:value-type="string" table:style-name="ce1">
            <text:p>PO #TD020-19 EVEREXCCED- REGISTRO DE INVENTARIO POR IMPORTACIﾓN 280 BATERIAS DM-12120 Y HR-1280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.00</text:p>
          </table:table-cell>
          <table:table-cell office:value-type="float" office:value="20379.810000000001" table:style-name="ce81">
            <text:p>20.379,81</text:p>
          </table:table-cell>
          <table:table-cell office:value-type="float" office:value="0" table:style-name="ce1">
            <text:p>0</text:p>
          </table:table-cell>
          <table:table-cell office:value-type="float" office:value="1125" table:style-name="ce1">
            <text:p>112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1T00:00:00" table:style-name="ce82">
            <text:p>21/02/2020</text:p>
          </table:table-cell>
          <table:table-cell office:value-type="string" table:style-name="ce1">
            <text:p>PO #TD020-19 EVEREXCCED - COSTEO ENTREGA DE 126 BATERIAS DM-12120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-14,880.49</text:p>
          </table:table-cell>
          <table:table-cell office:value-type="float" office:value="14880.49" table:style-name="ce81">
            <text:p>14.880,49</text:p>
          </table:table-cell>
          <table:table-cell office:value-type="float" office:value="0" table:style-name="ce1">
            <text:p>0</text:p>
          </table:table-cell>
          <table:table-cell office:value-type="float" office:value="1126" table:style-name="ce1">
            <text:p>11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16T00:00:00" table:style-name="ce82">
            <text:p>16/03/2020</text:p>
          </table:table-cell>
          <table:table-cell office:value-type="string" table:style-name="ce1">
            <text:p>PO #TD020-19 EVEREXCCED - COSTEO ENTREGA DE 92 BATERIAS DM-12120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-29,760.98</text:p>
          </table:table-cell>
          <table:table-cell office:value-type="float" office:value="14880.49" table:style-name="ce81">
            <text:p>14.880,49</text:p>
          </table:table-cell>
          <table:table-cell office:value-type="float" office:value="0" table:style-name="ce1">
            <text:p>0</text:p>
          </table:table-cell>
          <table:table-cell office:value-type="float" office:value="1126" table:style-name="ce1">
            <text:p>11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16T00:00:00" table:style-name="ce82">
            <text:p>16/03/2020</text:p>
          </table:table-cell>
          <table:table-cell office:value-type="string" table:style-name="ce1">
            <text:p>PO #TD020-19 EVEREXCCED - COSTEO ENTREGA DE 92 BATERIAS DM-12120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-44,641.47</text:p>
          </table:table-cell>
          <table:table-cell office:value-type="float" office:value="14880.49" table:style-name="ce81">
            <text:p>14.880,49</text:p>
          </table:table-cell>
          <table:table-cell office:value-type="float" office:value="0" table:style-name="ce1">
            <text:p>0</text:p>
          </table:table-cell>
          <table:table-cell office:value-type="float" office:value="1126" table:style-name="ce1">
            <text:p>11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16T00:00:00" table:style-name="ce82">
            <text:p>16/03/2020</text:p>
          </table:table-cell>
          <table:table-cell office:value-type="string" table:style-name="ce1">
            <text:p>PO #TD020-19 EVEREXCCED - COSTEO ENTREGA DE 92 BATERIAS DM-12120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7,116.78</text:p>
          </table:table-cell>
          <table:table-cell office:value-type="float" office:value="0" table:style-name="ce1">
            <text:p>0</text:p>
          </table:table-cell>
          <table:table-cell office:value-type="float" office:value="51758.25" table:style-name="ce81">
            <text:p>51.758,25</text:p>
          </table:table-cell>
          <table:table-cell office:value-type="float" office:value="1124" table:style-name="ce1">
            <text:p>11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16T00:00:00" table:style-name="ce82">
            <text:p>16/03/2020</text:p>
          </table:table-cell>
          <table:table-cell office:value-type="string" table:style-name="ce1">
            <text:p>PO #TD020-19 EVEREXCCED- REGISTRO DE INVENTARIO POR IMPORTACIﾓN 320 BATERIAS DM-12120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.00</text:p>
          </table:table-cell>
          <table:table-cell office:value-type="float" office:value="7116.78" table:style-name="ce81">
            <text:p>7.116,78</text:p>
          </table:table-cell>
          <table:table-cell office:value-type="float" office:value="0" table:style-name="ce1">
            <text:p>0</text:p>
          </table:table-cell>
          <table:table-cell office:value-type="float" office:value="1126" table:style-name="ce1">
            <text:p>11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16T00:00:00" table:style-name="ce82">
            <text:p>16/03/2020</text:p>
          </table:table-cell>
          <table:table-cell office:value-type="string" table:style-name="ce1">
            <text:p>PO #TD020-19 EVEREXCCED - COSTEO ENTREGA DE 44 BATERIAS DM-12120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-30,253.39</text:p>
          </table:table-cell>
          <table:table-cell office:value-type="float" office:value="30253.39" table:style-name="ce81">
            <text:p>30.253,39</text:p>
          </table:table-cell>
          <table:table-cell office:value-type="float" office:value="0" table:style-name="ce1">
            <text:p>0</text:p>
          </table:table-cell>
          <table:table-cell office:value-type="float" office:value="1132" table:style-name="ce1">
            <text:p>113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3T00:00:00" table:style-name="ce82">
            <text:p>23/06/2020</text:p>
          </table:table-cell>
          <table:table-cell office:value-type="string" table:style-name="ce1">
            <text:p>PO #TD021-20 EVEREXCCED - COSTEO ENTREGA DE 200 BATERIAS DM-12120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15,126.69</text:p>
          </table:table-cell>
          <table:table-cell office:value-type="float" office:value="0" table:style-name="ce1">
            <text:p>0</text:p>
          </table:table-cell>
          <table:table-cell office:value-type="float" office:value="45380.08" table:style-name="ce81">
            <text:p>45.380,08</text:p>
          </table:table-cell>
          <table:table-cell office:value-type="float" office:value="1133" table:style-name="ce1">
            <text:p>113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3T00:00:00" table:style-name="ce82">
            <text:p>23/06/2020</text:p>
          </table:table-cell>
          <table:table-cell office:value-type="string" table:style-name="ce1">
            <text:p>PO #TD021-20 EVEREXCCED- REGISTRO DE INVENTARIO POR IMPORTACIﾓN 300 BATERIAS DM-12120 Y HR-1280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.00</text:p>
          </table:table-cell>
          <table:table-cell office:value-type="float" office:value="15126.69" table:style-name="ce81">
            <text:p>15.126,69</text:p>
          </table:table-cell>
          <table:table-cell office:value-type="float" office:value="0" table:style-name="ce1">
            <text:p>0</text:p>
          </table:table-cell>
          <table:table-cell office:value-type="float" office:value="1132" table:style-name="ce1">
            <text:p>113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3T00:00:00" table:style-name="ce82">
            <text:p>23/06/2020</text:p>
          </table:table-cell>
          <table:table-cell office:value-type="string" table:style-name="ce1">
            <text:p>PO #TD021-20 EVEREXCCED - COSTEO ENTREGA DE 100 BATERIAS HR-1280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45,380.08</text:p>
          </table:table-cell>
          <table:table-cell office:value-type="float" office:value="0" table:style-name="ce1">
            <text:p>0</text:p>
          </table:table-cell>
          <table:table-cell office:value-type="float" office:value="45380.08" table:style-name="ce81">
            <text:p>45.380,08</text:p>
          </table:table-cell>
          <table:table-cell office:value-type="float" office:value="1151" table:style-name="ce1">
            <text:p>115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2T00:00:00" table:style-name="ce82">
            <text:p>02/07/2020</text:p>
          </table:table-cell>
          <table:table-cell office:value-type="string" table:style-name="ce1">
            <text:p>PO #TD021-20 Everexcced - Registro de inventario por importaci 300 baterias DM-12120 y HR-1280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30,253.39</text:p>
          </table:table-cell>
          <table:table-cell office:value-type="float" office:value="15126.69" table:style-name="ce81">
            <text:p>15.126,69</text:p>
          </table:table-cell>
          <table:table-cell office:value-type="float" office:value="0" table:style-name="ce1">
            <text:p>0</text:p>
          </table:table-cell>
          <table:table-cell office:value-type="float" office:value="1155" table:style-name="ce1">
            <text:p>11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82">
            <text:p>31/07/2020</text:p>
          </table:table-cell>
          <table:table-cell office:value-type="string" table:style-name="ce1">
            <text:p>PO #TD021-20 EVEREXCCED - COSTEO ENTREGA DE 100 BATERIAS DM-12120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25,412.84</text:p>
          </table:table-cell>
          <table:table-cell office:value-type="float" office:value="4840.55" table:style-name="ce81">
            <text:p>4.840,55</text:p>
          </table:table-cell>
          <table:table-cell office:value-type="float" office:value="0" table:style-name="ce1">
            <text:p>0</text:p>
          </table:table-cell>
          <table:table-cell office:value-type="float" office:value="1155" table:style-name="ce1">
            <text:p>11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82">
            <text:p>31/07/2020</text:p>
          </table:table-cell>
          <table:table-cell office:value-type="string" table:style-name="ce1">
            <text:p>PO #TD021-20 EVEREXCCED - COSTEO ENTREGA DE 32 BATERIAS DM-12120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12,706.42</text:p>
          </table:table-cell>
          <table:table-cell office:value-type="float" office:value="12706.42" table:style-name="ce81">
            <text:p>12.706,42</text:p>
          </table:table-cell>
          <table:table-cell office:value-type="float" office:value="0" table:style-name="ce1">
            <text:p>0</text:p>
          </table:table-cell>
          <table:table-cell office:value-type="float" office:value="1155" table:style-name="ce1">
            <text:p>11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82">
            <text:p>31/07/2020</text:p>
          </table:table-cell>
          <table:table-cell office:value-type="string" table:style-name="ce1">
            <text:p>PO #TD021-20 EVEREXCCED - COSTEO ENTREGA DE 84 BATERIAS DM-12120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.00</text:p>
          </table:table-cell>
          <table:table-cell office:value-type="float" office:value="12706.42" table:style-name="ce81">
            <text:p>12.706,42</text:p>
          </table:table-cell>
          <table:table-cell office:value-type="float" office:value="0" table:style-name="ce1">
            <text:p>0</text:p>
          </table:table-cell>
          <table:table-cell office:value-type="float" office:value="1155" table:style-name="ce1">
            <text:p>11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82">
            <text:p>31/07/2020</text:p>
          </table:table-cell>
          <table:table-cell office:value-type="string" table:style-name="ce1">
            <text:p>PO #TD021-20 EVEREXCCED - COSTEO ENTREGA DE 84 BATERIAS DM-12120</text:p>
          </table:table-cell>
          <table:table-cell table:style-name="ce1"/>
          <table:table-cell table:style-name="ce81"/>
          <table:table-cell table:number-columns-repeated="16371"/>
        </table:table-row>
        <table:table-row table:style-name="ro2">
          <table:table-cell table:number-columns-repeated="2" table:style-name="ce1"/>
          <table:table-cell office:value-type="string" table:style-name="ce79">
            <text:p>-36,866.79</text:p>
          </table:table-cell>
          <table:table-cell office:value-type="float" office:value="36866.79" table:style-name="ce81">
            <text:p>36.866,79</text:p>
          </table:table-cell>
          <table:table-cell office:value-type="float" office:value="0" table:style-name="ce1">
            <text:p>0</text:p>
          </table:table-cell>
          <table:table-cell office:value-type="float" office:value="1177" table:style-name="ce1">
            <text:p>11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1T00:00:00" table:style-name="ce82">
            <text:p>21/08/2020</text:p>
          </table:table-cell>
          <table:table-cell office:value-type="string" table:style-name="ce1">
            <text:p>PO #TD022-20 Everexcced - Costeo de 270 baterias DM-12120</text:p>
          </table:table-cell>
          <table:table-cell table:style-name="ce1"/>
          <table:table-cell table:style-name="ce81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9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36866.79" table:style-name="ce81">
            <text:p>36.866,79</text:p>
          </table:table-cell>
          <table:table-cell office:value-type="float" office:value="1179" table:style-name="ce1">
            <text:p>117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1T00:00:00" table:style-name="ce82">
            <text:p>21/08/2020</text:p>
          </table:table-cell>
          <table:table-cell office:value-type="string" table:style-name="ce1">
            <text:p>PO #TD022-20 Everexcced - Registro 270 baterias DM-12120 inventario por importaci</text:p>
          </table:table-cell>
          <table:table-cell table:style-name="ce1"/>
          <table:table-cell table:style-name="ce81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9">
            <text:p>-39,597.67</text:p>
          </table:table-cell>
          <table:table-cell office:value-type="float" office:value="39597.67" table:style-name="ce81">
            <text:p>39.597,67</text:p>
          </table:table-cell>
          <table:table-cell office:value-type="float" office:value="0" table:style-name="ce1">
            <text:p>0</text:p>
          </table:table-cell>
          <table:table-cell office:value-type="float" office:value="1178" table:style-name="ce1">
            <text:p>117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2T00:00:00" table:style-name="ce82">
            <text:p>22/08/2020</text:p>
          </table:table-cell>
          <table:table-cell office:value-type="string" table:style-name="ce1">
            <text:p>PO #TD022-20 Everexcced - Costeo de 290 baterias HR-1280</text:p>
          </table:table-cell>
          <table:table-cell table:style-name="ce1"/>
          <table:table-cell table:style-name="ce81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9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39597.67" table:style-name="ce81">
            <text:p>39.597,67</text:p>
          </table:table-cell>
          <table:table-cell office:value-type="float" office:value="1180" table:style-name="ce1">
            <text:p>118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2T00:00:00" table:style-name="ce82">
            <text:p>22/08/2020</text:p>
          </table:table-cell>
          <table:table-cell office:value-type="string" table:style-name="ce1">
            <text:p>PO #TD022-20 Everexcced - Registro 290 baterias HR-1280 de inventario por importaci</text:p>
          </table:table-cell>
          <table:table-cell table:style-name="ce1"/>
          <table:table-cell table:style-name="ce81"/>
          <table:table-cell table:number-columns-repeated="16371" table:style-name="ce1"/>
        </table:table-row>
        <table:table-row table:style-name="ro7">
          <table:table-cell office:value-type="string" table:style-name="ce79">
            <text:p>1-2-1-02</text:p>
          </table:table-cell>
          <table:table-cell office:value-type="string" table:style-name="ce80">
            <text:p>IMPORTACIONES</text:p>
          </table:table-cell>
          <table:table-cell office:value-type="float" office:value="750" table:style-name="ce1">
            <text:p>750</text:p>
          </table:table-cell>
          <table:table-cell table:number-columns-repeated="3" table:style-name="ce81"/>
          <table:table-cell table:number-columns-repeated="2" table:style-name="ce1"/>
          <table:table-cell table:number-columns-repeated="2" table:style-name="ce81"/>
          <table:table-cell table:number-columns-repeated="16374" table:style-name="ce1"/>
        </table:table-row>
        <table:table-row table:style-name="ro7">
          <table:table-cell office:value-type="string" table:style-name="ce79">
            <text:p>1-2-1-02-01</text:p>
          </table:table-cell>
          <table:table-cell office:value-type="string" table:style-name="ce80">
            <text:p>IMPORTACIONES <text:s/>EN <text:s/>TRANSITO</text:p>
          </table:table-cell>
          <table:table-cell office:value-type="float" office:value="750" table:style-name="ce1">
            <text:p>750</text:p>
          </table:table-cell>
          <table:table-cell table:number-columns-repeated="3" table:style-name="ce81"/>
          <table:table-cell table:number-columns-repeated="2" table:style-name="ce1"/>
          <table:table-cell table:number-columns-repeated="2" table:style-name="ce81"/>
          <table:table-cell table:number-columns-repeated="16374" table:style-name="ce1"/>
        </table:table-row>
        <table:table-row table:style-name="ro7">
          <table:table-cell office:value-type="string" table:style-name="ce79">
            <text:p>1-2-1-02-01-001</text:p>
          </table:table-cell>
          <table:table-cell office:value-type="string" table:style-name="ce80">
            <text:p>TRAMITES DESADUANIZACION</text:p>
          </table:table-cell>
          <table:table-cell office:value-type="float" office:value="750" table:style-name="ce1">
            <text:p>750</text:p>
          </table:table-cell>
          <table:table-cell office:value-type="float" office:value="16938.13" table:style-name="ce81">
            <text:p>16.938,13</text:p>
          </table:table-cell>
          <table:table-cell office:value-type="float" office:value="16206.89" table:style-name="ce81">
            <text:p>16.206,89</text:p>
          </table:table-cell>
          <table:table-cell office:value-type="float" office:value="1481.24" table:style-name="ce81">
            <text:p>1.481,24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6" table:style-name="ce1"/>
          <table:table-cell table:style-name="ce81"/>
          <table:table-cell table:style-name="ce1"/>
          <table:table-cell table:style-name="ce81"/>
          <table:table-cell table:number-columns-repeated="4" table:style-name="ce1"/>
          <table:table-cell table:style-name="ce82"/>
          <table:table-cell table:number-columns-repeated="8" table:style-name="ce1"/>
          <table:table-cell table:style-name="ce82"/>
          <table:table-cell table:number-columns-repeated="8" table:style-name="ce1"/>
          <table:table-cell table:style-name="ce82"/>
          <table:table-cell table:number-columns-repeated="2" table:style-name="ce1"/>
          <table:table-cell table:style-name="ce81"/>
          <table:table-cell table:number-columns-repeated="5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style-name="ce1"/>
          <table:table-cell table:style-name="ce81"/>
          <table:table-cell table:number-columns-repeated="4" table:style-name="ce1"/>
          <table:table-cell table:style-name="ce82"/>
          <table:table-cell table:number-columns-repeated="8" table:style-name="ce1"/>
          <table:table-cell table:style-name="ce82"/>
          <table:table-cell table:number-columns-repeated="8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number-columns-repeated="2" table:style-name="ce81"/>
          <table:table-cell table:number-columns-repeated="5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number-columns-repeated="2" table:style-name="ce81"/>
          <table:table-cell table:number-columns-repeated="5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style-name="ce1"/>
          <table:table-cell table:style-name="ce81"/>
          <table:table-cell table:number-columns-repeated="4" table:style-name="ce1"/>
          <table:table-cell table:style-name="ce82"/>
          <table:table-cell table:style-name="ce1"/>
          <table:table-cell table:style-name="ce81"/>
          <table:table-cell table:style-name="ce1"/>
          <table:table-cell table:style-name="ce81"/>
          <table:table-cell table:number-columns-repeated="4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style-name="ce1"/>
          <table:table-cell table:style-name="ce81"/>
          <table:table-cell table:number-columns-repeated="4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style-name="ce1"/>
          <table:table-cell table:style-name="ce81"/>
          <table:table-cell table:number-columns-repeated="4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number-columns-repeated="3" table:style-name="ce1"/>
          <table:table-cell table:number-columns-repeated="2" table:style-name="ce81"/>
          <table:table-cell table:number-columns-repeated="15942"/>
        </table:table-row>
        <table:table-row table:style-name="ro2">
          <table:table-cell table:number-columns-repeated="2" table:style-name="ce1"/>
          <table:table-cell office:value-type="string" table:style-name="ce79">
            <text:p><text:s/>1,549.20</text:p>
          </table:table-cell>
          <table:table-cell office:value-type="float" office:value="0" table:style-name="ce1">
            <text:p>0</text:p>
          </table:table-cell>
          <table:table-cell office:value-type="float" office:value="799.2" table:style-name="ce1">
            <text:p>799,2</text:p>
          </table:table-cell>
          <table:table-cell office:value-type="float" office:value="1087" table:style-name="ce1">
            <text:p>10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1-31T00:00:00" table:style-name="ce82">
            <text:p>31/01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style-name="ce81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79">
            <text:p><text:s/>3,793.76</text:p>
          </table:table-cell>
          <table:table-cell office:value-type="float" office:value="0" table:style-name="ce1">
            <text:p>0</text:p>
          </table:table-cell>
          <table:table-cell office:value-type="float" office:value="2244.56" table:style-name="ce81">
            <text:p>2.244,56</text:p>
          </table:table-cell>
          <table:table-cell office:value-type="float" office:value="1097" table:style-name="ce1">
            <text:p>109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2-29T00:00:00" table:style-name="ce82">
            <text:p>29/02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style-name="ce81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79">
            <text:p><text:s/>3,593.76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1102" table:style-name="ce1">
            <text:p>11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FACT</text:p>
          </table:table-cell>
          <table:table-cell table:style-name="ce1"/>
          <table:table-cell office:value-type="date" office:date-value="2020-03-31T00:00:00" table:style-name="ce82">
            <text:p>31/03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style-name="ce81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79">
            <text:p><text:s/>7,531.26</text:p>
          </table:table-cell>
          <table:table-cell office:value-type="float" office:value="0" table:style-name="ce1">
            <text:p>0</text:p>
          </table:table-cell>
          <table:table-cell office:value-type="float" office:value="3937.5" table:style-name="ce81">
            <text:p>3.937,50</text:p>
          </table:table-cell>
          <table:table-cell office:value-type="float" office:value="1103" table:style-name="ce1">
            <text:p>110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3-31T00:00:00" table:style-name="ce82">
            <text:p>31/03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style-name="ce81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79">
            <text:p><text:s/>7,706.26</text:p>
          </table:table-cell>
          <table:table-cell office:value-type="float" office:value="0" table:style-name="ce1">
            <text:p>0</text:p>
          </table:table-cell>
          <table:table-cell office:value-type="float" office:value="175" table:style-name="ce1">
            <text:p>175</text:p>
          </table:table-cell>
          <table:table-cell office:value-type="float" office:value="1113" table:style-name="ce1">
            <text:p>11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style-name="ce81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79">
            <text:p><text:s/>9,586.26</text:p>
          </table:table-cell>
          <table:table-cell office:value-type="float" office:value="0" table:style-name="ce1">
            <text:p>0</text:p>
          </table:table-cell>
          <table:table-cell office:value-type="float" office:value="1880" table:style-name="ce81">
            <text:p>1.880,00</text:p>
          </table:table-cell>
          <table:table-cell office:value-type="float" office:value="1116" table:style-name="ce1">
            <text:p>111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style-name="ce81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79">
            <text:p><text:s/>11,204.16</text:p>
          </table:table-cell>
          <table:table-cell office:value-type="float" office:value="0" table:style-name="ce1">
            <text:p>0</text:p>
          </table:table-cell>
          <table:table-cell office:value-type="float" office:value="1617.9" table:style-name="ce81">
            <text:p>1.617,90</text:p>
          </table:table-cell>
          <table:table-cell office:value-type="float" office:value="1115" table:style-name="ce1">
            <text:p>11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style-name="ce81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79">
            <text:p><text:s/>10,954.16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PO #TD020-19 EVEREXCCED- F17520 LIQUIDACIﾓN DE IMPORTACIﾓN BATERIAS DM-12120 Y HR-1280</text:p>
          </table:table-cell>
          <table:table-cell table:number-columns-repeated="2" table:style-name="ce1"/>
          <table:table-cell table:style-name="ce81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79">
            <text:p><text:s/>11,398.70</text:p>
          </table:table-cell>
          <table:table-cell office:value-type="float" office:value="0" table:style-name="ce1">
            <text:p>0</text:p>
          </table:table-cell>
          <table:table-cell office:value-type="float" office:value="444.54" table:style-name="ce1">
            <text:p>444,54</text:p>
          </table:table-cell>
          <table:table-cell office:value-type="float" office:value="1141" table:style-name="ce1">
            <text:p>11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style-name="ce81"/>
          <table:table-cell table:number-columns-repeated="16370" table:style-name="ce1"/>
        </table:table-row>
        <table:table-row table:style-name="ro2">
          <table:table-cell table:number-columns-repeated="2"/>
          <table:table-cell office:value-type="string" table:style-name="ce79">
            <text:p><text:s/>11,198.7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1127" table:style-name="ce1">
            <text:p>11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RECLASIFIC. GASTO POR ALMACENAMIENTO SIMPLE PO #TD021-20 EVEREXCCED</text:p>
          </table:table-cell>
          <table:table-cell table:number-columns-repeated="2" table:style-name="ce1"/>
          <table:table-cell table:style-name="ce81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9">
            <text:p><text:s/>10,948.7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PO #TD020-19 EVEREXCCED- F38311 LIQUIDACIﾓN DE IMPORTACIﾓN BATERIAS DM-12120 Y HR-1280</text:p>
          </table:table-cell>
          <table:table-cell table:number-columns-repeated="2" table:style-name="ce1"/>
          <table:table-cell table:style-name="ce81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9">
            <text:p><text:s/>10,698.7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PO #TD020-19 EVEREXCCED- F38099 LIQUIDACIﾓN DE IMPORTACIﾓN BATERIAS DM-12120 Y HR-1280</text:p>
          </table:table-cell>
          <table:table-cell table:number-columns-repeated="2" table:style-name="ce1"/>
          <table:table-cell table:style-name="ce81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9">
            <text:p><text:s/>9,904.62</text:p>
          </table:table-cell>
          <table:table-cell office:value-type="float" office:value="794.08" table:style-name="ce1">
            <text:p>794,08</text:p>
          </table:table-cell>
          <table:table-cell office:value-type="float" office:value="0" table:style-name="ce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PO #TD020-19 EVEREXCCED- F24211 LIQUIDACIﾓN DE IMPORTACIﾓN BATERIAS DM-12120 Y HR-1280</text:p>
          </table:table-cell>
          <table:table-cell table:number-columns-repeated="2" table:style-name="ce1"/>
          <table:table-cell table:style-name="ce81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9">
            <text:p><text:s/>9,704.62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PO #TD020-19 EVEREXCCED- F122500 LIQUIDACIﾓN DE IMPORTACIﾓN BATERIAS DM-12120 Y HR-1280</text:p>
          </table:table-cell>
          <table:table-cell table:number-columns-repeated="2" table:style-name="ce1"/>
          <table:table-cell table:style-name="ce81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9">
            <text:p><text:s/>9,464.62</text:p>
          </table:table-cell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PO #TD020-19 EVEREXCCED- F37946 LIQUIDACIﾓN DE IMPORTACIﾓN BATERIAS DM-12120 Y HR-1280</text:p>
          </table:table-cell>
          <table:table-cell table:number-columns-repeated="2" table:style-name="ce1"/>
          <table:table-cell table:style-name="ce81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9">
            <text:p><text:s/>8,779.13</text:p>
          </table:table-cell>
          <table:table-cell office:value-type="float" office:value="685.49" table:style-name="ce1">
            <text:p>685,49</text:p>
          </table:table-cell>
          <table:table-cell office:value-type="float" office:value="0" table:style-name="ce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PO #TD020-19 EVEREXCCED- F37945 LIQUIDACIﾓN DE IMPORTACIﾓN BATERIAS DM-12120 Y HR-1280</text:p>
          </table:table-cell>
          <table:table-cell table:number-columns-repeated="2" table:style-name="ce1"/>
          <table:table-cell table:style-name="ce81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9">
            <text:p><text:s/>8,704.13</text:p>
          </table:table-cell>
          <table:table-cell office:value-type="float" office:value="75" table:style-name="ce1">
            <text:p>75</text:p>
          </table:table-cell>
          <table:table-cell office:value-type="float" office:value="0" table:style-name="ce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PO #TD020-19 EVEREXCCED- F17521 LIQUIDACIﾓN DE IMPORTACIﾓN BATERIAS DM-12120 Y HR-1280</text:p>
          </table:table-cell>
          <table:table-cell table:number-columns-repeated="2" table:style-name="ce1"/>
          <table:table-cell table:style-name="ce81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9">
            <text:p><text:s/>7,904.93</text:p>
          </table:table-cell>
          <table:table-cell office:value-type="float" office:value="799.2" table:style-name="ce1">
            <text:p>799,2</text:p>
          </table:table-cell>
          <table:table-cell office:value-type="float" office:value="0" table:style-name="ce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PO #TD020-19 EVEREXCCED- F17379 LIQUIDACIﾓN DE IMPORTACIﾓN BATERIAS DM-12120 Y HR-1280</text:p>
          </table:table-cell>
          <table:table-cell table:number-columns-repeated="2" table:style-name="ce1"/>
          <table:table-cell table:style-name="ce81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9">
            <text:p><text:s/>7,729.93</text:p>
          </table:table-cell>
          <table:table-cell office:value-type="float" office:value="175" table:style-name="ce1">
            <text:p>175</text:p>
          </table:table-cell>
          <table:table-cell office:value-type="float" office:value="0" table:style-name="ce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PO #TD020-19 EVEREXCCED- F17738 LIQUIDACIﾓN DE IMPORTACIﾓN BATERIAS DM-12120 Y HR-1280</text:p>
          </table:table-cell>
          <table:table-cell table:number-columns-repeated="2" table:style-name="ce1"/>
          <table:table-cell table:style-name="ce81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9">
            <text:p><text:s/>4,989.93</text:p>
          </table:table-cell>
          <table:table-cell office:value-type="float" office:value="2740" table:style-name="ce81">
            <text:p>2.740,00</text:p>
          </table:table-cell>
          <table:table-cell office:value-type="float" office:value="0" table:style-name="ce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PO #TD020-19 EVEREXCCED- F17737 LIQUIDACIﾓN DE IMPORTACIﾓN BATERIAS DM-12120 Y HR-1280</text:p>
          </table:table-cell>
          <table:table-cell table:number-columns-repeated="2" table:style-name="ce1"/>
          <table:table-cell table:style-name="ce81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9">
            <text:p><text:s/>4,749.93</text:p>
          </table:table-cell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PO #TD021-20 EVEREXCCED- F39948 LIQUIDACIﾓN DE IMPORTACIﾓN BATERIAS DM-12120 Y HR-1280</text:p>
          </table:table-cell>
          <table:table-cell table:number-columns-repeated="2" table:style-name="ce1"/>
          <table:table-cell table:style-name="ce81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9">
            <text:p><text:s/>4,687.43</text:p>
          </table:table-cell>
          <table:table-cell office:value-type="float" office:value="62.5" table:style-name="ce1">
            <text:p>62,5</text:p>
          </table:table-cell>
          <table:table-cell office:value-type="float" office:value="0" table:style-name="ce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PO #TD021-20 EVEREXCCED- F26083 LIQUIDACIﾓN DE IMPORTACIﾓN BATERIAS DM-12120 Y HR-1280</text:p>
          </table:table-cell>
          <table:table-cell table:number-columns-repeated="2" table:style-name="ce1"/>
          <table:table-cell table:style-name="ce81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9">
            <text:p><text:s/>4,552.43</text:p>
          </table:table-cell>
          <table:table-cell office:value-type="float" office:value="135" table:style-name="ce1">
            <text:p>135</text:p>
          </table:table-cell>
          <table:table-cell office:value-type="float" office:value="0" table:style-name="ce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PO #TD021-20 EVEREXCCED- F26082 LIQUIDACIﾓN DE IMPORTACIﾓN BATERIAS DM-12120 Y HR-1280</text:p>
          </table:table-cell>
          <table:table-cell table:number-columns-repeated="2" table:style-name="ce1"/>
          <table:table-cell table:style-name="ce81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9">
            <text:p><text:s/>4,352.43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PO #TD021-20 EVEREXCCED- F123860 LIQUIDACIﾓN DE IMPORTACIﾓN BATERIAS DM-12120 Y HR-1280</text:p>
          </table:table-cell>
          <table:table-cell table:number-columns-repeated="2" table:style-name="ce1"/>
          <table:table-cell table:style-name="ce81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9">
            <text:p><text:s/>2,472.43</text:p>
          </table:table-cell>
          <table:table-cell office:value-type="float" office:value="1880" table:style-name="ce81">
            <text:p>1.880,00</text:p>
          </table:table-cell>
          <table:table-cell office:value-type="float" office:value="0" table:style-name="ce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PO #TD021-20 EVEREXCCED- F18210 <text:s/>LIQUIDACIﾓN DE IMPORTACIﾓN BATERIAS DM-12120 Y HR-1280</text:p>
          </table:table-cell>
          <table:table-cell table:number-columns-repeated="2" table:style-name="ce1"/>
          <table:table-cell table:style-name="ce81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9">
            <text:p><text:s/>2,297.43</text:p>
          </table:table-cell>
          <table:table-cell office:value-type="float" office:value="175" table:style-name="ce1">
            <text:p>175</text:p>
          </table:table-cell>
          <table:table-cell office:value-type="float" office:value="0" table:style-name="ce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PO #TD021-20 EVEREXCCED- F18211 LIQUIDACIﾓN DE IMPORTACIﾓN BATERIAS DM-12120 Y HR-1280</text:p>
          </table:table-cell>
          <table:table-cell table:number-columns-repeated="2" table:style-name="ce1"/>
          <table:table-cell table:style-name="ce81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9">
            <text:p><text:s/>1,517.03</text:p>
          </table:table-cell>
          <table:table-cell office:value-type="float" office:value="780.4" table:style-name="ce1">
            <text:p>780,4</text:p>
          </table:table-cell>
          <table:table-cell office:value-type="float" office:value="0" table:style-name="ce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PO #TD021-20 EVEREXCCED- F18214 LIQUIDACIﾓN DE IMPORTACIﾓN BATERIAS DM-12120 Y HR-1280</text:p>
          </table:table-cell>
          <table:table-cell table:number-columns-repeated="2" table:style-name="ce1"/>
          <table:table-cell table:style-name="ce81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9">
            <text:p><text:s/>1,497.03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PO #TD021-20 EVEREXCCED- F18215 LIQUIDACIﾓN DE IMPORTACIﾓN BATERIAS DM-12120 Y HR-1280</text:p>
          </table:table-cell>
          <table:table-cell table:number-columns-repeated="2" table:style-name="ce1"/>
          <table:table-cell table:style-name="ce81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9">
            <text:p><text:s/>1,085.49</text:p>
          </table:table-cell>
          <table:table-cell office:value-type="float" office:value="411.54" table:style-name="ce1">
            <text:p>411,54</text:p>
          </table:table-cell>
          <table:table-cell office:value-type="float" office:value="0" table:style-name="ce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PO #TD021-20 EVEREXCCED- F39947 LIQUIDACIﾓN DE IMPORTACIﾓN BATERIAS DM-12120 Y HR-1280</text:p>
          </table:table-cell>
          <table:table-cell table:number-columns-repeated="2" table:style-name="ce1"/>
          <table:table-cell table:style-name="ce81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9">
            <text:p><text:s/>1,052.49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PO #TD021-20 EVEREXCCED- F39947 LIQUIDACIﾓN DE IMPORTACIﾓN BATERIAS DM-12120 Y HR-1280</text:p>
          </table:table-cell>
          <table:table-cell table:number-columns-repeated="2" table:style-name="ce1"/>
          <table:table-cell table:style-name="ce81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9">
            <text:p><text:s/>272.09</text:p>
          </table:table-cell>
          <table:table-cell office:value-type="float" office:value="780.4" table:style-name="ce1">
            <text:p>780,4</text:p>
          </table:table-cell>
          <table:table-cell office:value-type="float" office:value="0" table:style-name="ce1">
            <text:p>0</text:p>
          </table:table-cell>
          <table:table-cell office:value-type="float" office:value="1148" table:style-name="ce1">
            <text:p>114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FACT</text:p>
          </table:table-cell>
          <table:table-cell table:style-name="ce1"/>
          <table:table-cell office:value-type="date" office:date-value="2020-07-31T00:00:00" table:style-name="ce82">
            <text:p>31/07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style-name="ce81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9">
            <text:p><text:s/>270.0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147" table:style-name="ce1">
            <text:p>114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7-31T00:00:00" table:style-name="ce82">
            <text:p>31/07/2020</text:p>
          </table:table-cell>
          <table:table-cell office:value-type="string" table:style-name="ce1">
            <text:p>METROMODAL - NC #4521: APLICADA A FACTURA #001-001-000123706</text:p>
          </table:table-cell>
          <table:table-cell table:number-columns-repeated="2" table:style-name="ce1"/>
          <table:table-cell table:style-name="ce81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9">
            <text:p><text:s/>4,642.09</text:p>
          </table:table-cell>
          <table:table-cell office:value-type="float" office:value="0" table:style-name="ce1">
            <text:p>0</text:p>
          </table:table-cell>
          <table:table-cell office:value-type="float" office:value="4372" table:style-name="ce81">
            <text:p>4.372,00</text:p>
          </table:table-cell>
          <table:table-cell office:value-type="float" office:value="1150" table:style-name="ce1">
            <text:p>11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7-31T00:00:00" table:style-name="ce82">
            <text:p>31/07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style-name="ce81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9">
            <text:p><text:s/>4,444.09</text:p>
          </table:table-cell>
          <table:table-cell office:value-type="float" office:value="198" table:style-name="ce1">
            <text:p>198</text:p>
          </table:table-cell>
          <table:table-cell office:value-type="float" office:value="0" table:style-name="ce1">
            <text:p>0</text:p>
          </table:table-cell>
          <table:table-cell office:value-type="float" office:value="1149" table:style-name="ce1">
            <text:p>114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FACT</text:p>
          </table:table-cell>
          <table:table-cell table:style-name="ce1"/>
          <table:table-cell office:value-type="date" office:date-value="2020-07-31T00:00:00" table:style-name="ce82">
            <text:p>31/07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style-name="ce81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9">
            <text:p><text:s/>4,381.59</text:p>
          </table:table-cell>
          <table:table-cell office:value-type="float" office:value="62.5" table:style-name="ce1">
            <text:p>62,5</text:p>
          </table:table-cell>
          <table:table-cell office:value-type="float" office:value="0" table:style-name="ce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82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2" table:style-name="ce1"/>
          <table:table-cell table:style-name="ce81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9">
            <text:p><text:s/>4,246.59</text:p>
          </table:table-cell>
          <table:table-cell office:value-type="float" office:value="135" table:style-name="ce1">
            <text:p>135</text:p>
          </table:table-cell>
          <table:table-cell office:value-type="float" office:value="0" table:style-name="ce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82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2" table:style-name="ce1"/>
          <table:table-cell table:style-name="ce81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9">
            <text:p><text:s/>4,046.59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82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2" table:style-name="ce1"/>
          <table:table-cell table:style-name="ce81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9">
            <text:p><text:s/>3,806.59</text:p>
          </table:table-cell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82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2" table:style-name="ce1"/>
          <table:table-cell table:style-name="ce81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9">
            <text:p><text:s/>3,773.59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82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2" table:style-name="ce1"/>
          <table:table-cell table:style-name="ce81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9">
            <text:p><text:s/>3,336.66</text:p>
          </table:table-cell>
          <table:table-cell office:value-type="float" office:value="436.93" table:style-name="ce1">
            <text:p>436,93</text:p>
          </table:table-cell>
          <table:table-cell office:value-type="float" office:value="0" table:style-name="ce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82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2" table:style-name="ce1"/>
          <table:table-cell table:style-name="ce81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9">
            <text:p><text:s/>2,520.06</text:p>
          </table:table-cell>
          <table:table-cell office:value-type="float" office:value="816.6" table:style-name="ce1">
            <text:p>816,6</text:p>
          </table:table-cell>
          <table:table-cell office:value-type="float" office:value="0" table:style-name="ce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82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2" table:style-name="ce1"/>
          <table:table-cell table:style-name="ce81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79">
            <text:p><text:s/>2,320.06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1176" table:style-name="ce1">
            <text:p>117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82">
            <text:p>30/08/2020</text:p>
          </table:table-cell>
          <table:table-cell office:value-type="string" table:style-name="ce1">
            <text:p>Reclasific. gastos por almacenamiento simple Liq. Importaci PO #TD022-20 Everexcced</text:p>
          </table:table-cell>
          <table:table-cell table:number-columns-repeated="2" table:style-name="ce1"/>
          <table:table-cell table:style-name="ce81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79">
            <text:p><text:s/>2,271.31</text:p>
          </table:table-cell>
          <table:table-cell office:value-type="float" office:value="48.75" table:style-name="ce1">
            <text:p>48,75</text:p>
          </table:table-cell>
          <table:table-cell office:value-type="float" office:value="0" table:style-name="ce1">
            <text:p>0</text:p>
          </table:table-cell>
          <table:table-cell office:value-type="float" office:value="1176" table:style-name="ce1">
            <text:p>117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82">
            <text:p>30/08/2020</text:p>
          </table:table-cell>
          <table:table-cell office:value-type="string" table:style-name="ce1">
            <text:p>Reclasific. gastos por almacenamiento simple Liq. Importaci PO #TD022-20 Everexcced</text:p>
          </table:table-cell>
          <table:table-cell table:number-columns-repeated="2" table:style-name="ce1"/>
          <table:table-cell table:style-name="ce81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79">
            <text:p><text:s/>251.31</text:p>
          </table:table-cell>
          <table:table-cell office:value-type="float" office:value="2020" table:style-name="ce81">
            <text:p>2.020,00</text:p>
          </table:table-cell>
          <table:table-cell office:value-type="float" office:value="0" table:style-name="ce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82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2" table:style-name="ce1"/>
          <table:table-cell table:style-name="ce81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79">
            <text:p><text:s/>188.81</text:p>
          </table:table-cell>
          <table:table-cell office:value-type="float" office:value="62.5" table:style-name="ce1">
            <text:p>62,5</text:p>
          </table:table-cell>
          <table:table-cell office:value-type="float" office:value="0" table:style-name="ce1">
            <text:p>0</text:p>
          </table:table-cell>
          <table:table-cell office:value-type="float" office:value="1176" table:style-name="ce1">
            <text:p>117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82">
            <text:p>30/08/2020</text:p>
          </table:table-cell>
          <table:table-cell office:value-type="string" table:style-name="ce1">
            <text:p>Reclasific. gastos por almacenamiento simple Liq. Importaci PO #TD022-20 Everexcced</text:p>
          </table:table-cell>
          <table:table-cell table:number-columns-repeated="2" table:style-name="ce1"/>
          <table:table-cell table:style-name="ce81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79">
            <text:p><text:s/>13.81</text:p>
          </table:table-cell>
          <table:table-cell office:value-type="float" office:value="175" table:style-name="ce1">
            <text:p>175</text:p>
          </table:table-cell>
          <table:table-cell office:value-type="float" office:value="0" table:style-name="ce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82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2" table:style-name="ce1"/>
          <table:table-cell table:style-name="ce81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79">
            <text:p><text:s/>1,481.24</text:p>
          </table:table-cell>
          <table:table-cell office:value-type="float" office:value="0" table:style-name="ce1">
            <text:p>0</text:p>
          </table:table-cell>
          <table:table-cell office:value-type="float" office:value="1467.43" table:style-name="ce81">
            <text:p>1.467,43</text:p>
          </table:table-cell>
          <table:table-cell office:value-type="float" office:value="1161" table:style-name="ce1">
            <text:p>116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8-31T00:00:00" table:style-name="ce82">
            <text:p>31/08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style-name="ce81"/>
          <table:table-cell table:number-columns-repeated="16370" table:style-name="ce1"/>
        </table:table-row>
        <table:table-row table:style-name="ro7">
          <table:table-cell office:value-type="string" table:style-name="ce79">
            <text:p>1-2-1-02-01-002</text:p>
          </table:table-cell>
          <table:table-cell office:value-type="string" table:style-name="ce80">
            <text:p>EVERECEED</text:p>
          </table:table-cell>
          <table:table-cell office:value-type="float" office:value="0" table:style-name="ce1">
            <text:p>0</text:p>
          </table:table-cell>
          <table:table-cell office:value-type="float" office:value="257930.49" table:style-name="ce81">
            <text:p>257.930,49</text:p>
          </table:table-cell>
          <table:table-cell office:value-type="float" office:value="257929.69" table:style-name="ce81">
            <text:p>257.929,69</text:p>
          </table:table-cell>
          <table:table-cell office:value-type="float" office:value="0.8" table:style-name="ce1">
            <text:p>0,8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7" table:style-name="ce1"/>
          <table:table-cell table:style-name="ce81"/>
          <table:table-cell table:number-columns-repeated="5" table:style-name="ce1"/>
          <table:table-cell table:style-name="ce82"/>
          <table:table-cell table:style-name="ce1"/>
          <table:table-cell table:number-columns-repeated="2" table:style-name="ce81"/>
          <table:table-cell table:number-columns-repeated="5" table:style-name="ce1"/>
          <table:table-cell table:style-name="ce82"/>
          <table:table-cell table:style-name="ce1"/>
          <table:table-cell table:number-columns-repeated="2" table:style-name="ce81"/>
          <table:table-cell table:number-columns-repeated="5" table:style-name="ce1"/>
          <table:table-cell table:style-name="ce82"/>
          <table:table-cell table:style-name="ce1"/>
          <table:table-cell table:number-columns-repeated="2" table:style-name="ce81"/>
          <table:table-cell table:number-columns-repeated="5" table:style-name="ce1"/>
          <table:table-cell table:style-name="ce82"/>
          <table:table-cell table:style-name="ce1"/>
          <table:table-cell table:style-name="ce81"/>
          <table:table-cell table:style-name="ce1"/>
          <table:table-cell table:style-name="ce81"/>
          <table:table-cell table:number-columns-repeated="4" table:style-name="ce1"/>
          <table:table-cell table:style-name="ce82"/>
          <table:table-cell table:style-name="ce1"/>
          <table:table-cell table:style-name="ce81"/>
          <table:table-cell table:number-columns-repeated="6" table:style-name="ce1"/>
          <table:table-cell table:style-name="ce82"/>
          <table:table-cell table:style-name="ce1"/>
          <table:table-cell table:style-name="ce81"/>
          <table:table-cell table:style-name="ce1"/>
          <table:table-cell table:style-name="ce81"/>
          <table:table-cell table:number-columns-repeated="4" table:style-name="ce1"/>
          <table:table-cell table:style-name="ce82"/>
          <table:table-cell table:style-name="ce1"/>
          <table:table-cell table:style-name="ce81"/>
          <table:table-cell table:style-name="ce1"/>
          <table:table-cell table:style-name="ce81"/>
          <table:table-cell table:number-columns-repeated="4" table:style-name="ce1"/>
          <table:table-cell table:style-name="ce82"/>
          <table:table-cell table:style-name="ce1"/>
          <table:table-cell table:style-name="ce81"/>
          <table:table-cell table:style-name="ce1"/>
          <table:table-cell table:style-name="ce81"/>
          <table:table-cell table:number-columns-repeated="4" table:style-name="ce1"/>
          <table:table-cell table:style-name="ce82"/>
          <table:table-cell table:style-name="ce1"/>
          <table:table-cell table:style-name="ce81"/>
          <table:table-cell table:style-name="ce1"/>
          <table:table-cell table:style-name="ce81"/>
          <table:table-cell table:number-columns-repeated="4" table:style-name="ce1"/>
          <table:table-cell table:style-name="ce82"/>
          <table:table-cell table:style-name="ce1"/>
          <table:table-cell table:number-columns-repeated="2" table:style-name="ce81"/>
          <table:table-cell table:number-columns-repeated="5" table:style-name="ce1"/>
          <table:table-cell table:style-name="ce82"/>
          <table:table-cell table:style-name="ce1"/>
          <table:table-cell table:style-name="ce81"/>
          <table:table-cell table:style-name="ce1"/>
          <table:table-cell table:style-name="ce81"/>
          <table:table-cell table:number-columns-repeated="4" table:style-name="ce1"/>
          <table:table-cell table:style-name="ce82"/>
          <table:table-cell table:style-name="ce1"/>
          <table:table-cell table:style-name="ce81"/>
          <table:table-cell table:style-name="ce1"/>
          <table:table-cell table:style-name="ce81"/>
          <table:table-cell table:number-columns-repeated="4" table:style-name="ce1"/>
          <table:table-cell table:style-name="ce82"/>
          <table:table-cell table:style-name="ce1"/>
          <table:table-cell table:number-columns-repeated="2" table:style-name="ce81"/>
          <table:table-cell table:number-columns-repeated="5" table:style-name="ce1"/>
          <table:table-cell table:style-name="ce82"/>
          <table:table-cell table:style-name="ce1"/>
          <table:table-cell table:style-name="ce81"/>
          <table:table-cell table:style-name="ce1"/>
          <table:table-cell table:style-name="ce81"/>
          <table:table-cell table:number-columns-repeated="4" table:style-name="ce1"/>
          <table:table-cell table:style-name="ce82"/>
          <table:table-cell table:style-name="ce1"/>
          <table:table-cell table:style-name="ce81"/>
          <table:table-cell table:style-name="ce1"/>
          <table:table-cell table:style-name="ce81"/>
          <table:table-cell table:number-columns-repeated="4" table:style-name="ce1"/>
          <table:table-cell table:style-name="ce82"/>
          <table:table-cell table:style-name="ce1"/>
          <table:table-cell table:number-columns-repeated="2" table:style-name="ce81"/>
          <table:table-cell table:number-columns-repeated="5" table:style-name="ce1"/>
          <table:table-cell table:style-name="ce82"/>
          <table:table-cell table:style-name="ce1"/>
          <table:table-cell table:style-name="ce81"/>
          <table:table-cell table:style-name="ce1"/>
          <table:table-cell table:style-name="ce81"/>
          <table:table-cell table:number-columns-repeated="4" table:style-name="ce1"/>
          <table:table-cell table:style-name="ce82"/>
          <table:table-cell table:style-name="ce1"/>
          <table:table-cell table:style-name="ce81"/>
          <table:table-cell table:style-name="ce1"/>
          <table:table-cell table:style-name="ce81"/>
          <table:table-cell table:number-columns-repeated="4" table:style-name="ce1"/>
          <table:table-cell table:style-name="ce82"/>
          <table:table-cell table:number-columns-repeated="8" table:style-name="ce1"/>
          <table:table-cell table:style-name="ce82"/>
          <table:table-cell table:number-columns-repeated="3" table:style-name="ce1"/>
          <table:table-cell table:style-name="ce81"/>
          <table:table-cell table:number-columns-repeated="4" table:style-name="ce1"/>
          <table:table-cell table:style-name="ce82"/>
          <table:table-cell table:style-name="ce1"/>
          <table:table-cell table:number-columns-repeated="2" table:style-name="ce81"/>
          <table:table-cell table:number-columns-repeated="5" table:style-name="ce1"/>
          <table:table-cell table:style-name="ce82"/>
          <table:table-cell table:number-columns-repeated="2" table:style-name="ce1"/>
          <table:table-cell table:style-name="ce81"/>
          <table:table-cell table:number-columns-repeated="5" table:style-name="ce1"/>
          <table:table-cell table:style-name="ce82"/>
          <table:table-cell table:style-name="ce1"/>
          <table:table-cell table:style-name="ce81"/>
          <table:table-cell table:style-name="ce1"/>
          <table:table-cell table:style-name="ce81"/>
          <table:table-cell table:number-columns-repeated="4" table:style-name="ce1"/>
          <table:table-cell table:style-name="ce82"/>
          <table:table-cell table:number-columns-repeated="3" table:style-name="ce1"/>
          <table:table-cell table:number-columns-repeated="2" table:style-name="ce81"/>
          <table:table-cell table:number-columns-repeated="16149"/>
        </table:table-row>
        <table:table-row table:style-name="ro2">
          <table:table-cell table:number-columns-repeated="2" table:style-name="ce1"/>
          <table:table-cell office:value-type="string" table:style-name="ce79">
            <text:p><text:s/>22,825.73</text:p>
          </table:table-cell>
          <table:table-cell office:value-type="float" office:value="0" table:style-name="ce1">
            <text:p>0</text:p>
          </table:table-cell>
          <table:table-cell office:value-type="float" office:value="22825.73" table:style-name="ce81">
            <text:p>22.825,73</text:p>
          </table:table-cell>
          <table:table-cell office:value-type="float" office:value="1090" table:style-name="ce1">
            <text:p>10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69402" table:style-name="ce1">
            <text:p>169402</text:p>
          </table:table-cell>
          <table:table-cell office:value-type="date" office:date-value="2020-01-31T00:00:00" table:style-name="ce82">
            <text:p>31/01/2020</text:p>
          </table:table-cell>
          <table:table-cell office:value-type="string" table:style-name="ce1">
            <text:p>ND 175792-0 :ND:0-175792 PAGO FACT#19082837EE COMP</text:p>
          </table:table-cell>
          <table:table-cell table:number-columns-repeated="2" table:style-name="ce81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9">
            <text:p><text:s/>.00</text:p>
          </table:table-cell>
          <table:table-cell office:value-type="float" office:value="22825.73" table:style-name="ce81">
            <text:p>22.825,73</text:p>
          </table:table-cell>
          <table:table-cell office:value-type="float" office:value="0" table:style-name="ce1">
            <text:p>0</text:p>
          </table:table-cell>
          <table:table-cell office:value-type="float" office:value="1085" table:style-name="ce1">
            <text:p>108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1-31T00:00:00" table:style-name="ce82">
            <text:p>31/01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81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9">
            <text:p>-6,852.50</text:p>
          </table:table-cell>
          <table:table-cell office:value-type="float" office:value="6852.5" table:style-name="ce81">
            <text:p>6.852,50</text:p>
          </table:table-cell>
          <table:table-cell office:value-type="float" office:value="0" table:style-name="ce1">
            <text:p>0</text:p>
          </table:table-cell>
          <table:table-cell office:value-type="float" office:value="1117" table:style-name="ce1">
            <text:p>111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2-29T00:00:00" table:style-name="ce82">
            <text:p>29/02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81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9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6852.5" table:style-name="ce81">
            <text:p>6.852,50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0602" table:style-name="ce1">
            <text:p>170602</text:p>
          </table:table-cell>
          <table:table-cell office:value-type="date" office:date-value="2020-02-29T00:00:00" table:style-name="ce82">
            <text:p>29/02/2020</text:p>
          </table:table-cell>
          <table:table-cell office:value-type="string" table:style-name="ce1">
            <text:p>ND 174006-0 :ND:0-174006 Pago 10% anticipo Everexc</text:p>
          </table:table-cell>
          <table:table-cell table:number-columns-repeated="2" table:style-name="ce81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9">
            <text:p><text:s/>.2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,2</text:p>
          </table:table-cell>
          <table:table-cell office:value-type="float" office:value="1098" table:style-name="ce1">
            <text:p>109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3702" table:style-name="ce1">
            <text:p>173702</text:p>
          </table:table-cell>
          <table:table-cell office:value-type="date" office:date-value="2020-03-31T00:00:00" table:style-name="ce82">
            <text:p>31/03/2020</text:p>
          </table:table-cell>
          <table:table-cell office:value-type="string" table:style-name="ce1">
            <text:p>ND 1759340-0 :ND:0-1759340 Alcance a N/D transacci</text:p>
          </table:table-cell>
          <table:table-cell table:number-columns-repeated="2" table:style-name="ce81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9">
            <text:p><text:s/>6,852.50</text:p>
          </table:table-cell>
          <table:table-cell office:value-type="float" office:value="0" table:style-name="ce1">
            <text:p>0</text:p>
          </table:table-cell>
          <table:table-cell office:value-type="float" office:value="6852.3" table:style-name="ce81">
            <text:p>6.852,3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3002" table:style-name="ce1">
            <text:p>173002</text:p>
          </table:table-cell>
          <table:table-cell office:value-type="date" office:date-value="2020-03-31T00:00:00" table:style-name="ce82">
            <text:p>31/03/2020</text:p>
          </table:table-cell>
          <table:table-cell office:value-type="string" table:style-name="ce1">
            <text:p>ND 175934-0 :ND:0-175934 2do anticipo EverExceed 1</text:p>
          </table:table-cell>
          <table:table-cell table:number-columns-repeated="2" table:style-name="ce81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9">
            <text:p><text:s/>12,315.88</text:p>
          </table:table-cell>
          <table:table-cell office:value-type="float" office:value="0" table:style-name="ce1">
            <text:p>0</text:p>
          </table:table-cell>
          <table:table-cell office:value-type="float" office:value="5463.38" table:style-name="ce81">
            <text:p>5.463,38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2002" table:style-name="ce1">
            <text:p>172002</text:p>
          </table:table-cell>
          <table:table-cell office:value-type="date" office:date-value="2020-03-31T00:00:00" table:style-name="ce82">
            <text:p>31/03/2020</text:p>
          </table:table-cell>
          <table:table-cell office:value-type="string" table:style-name="ce1">
            <text:p>ND 174555-0 :ND:0-174555 2do Anticipo EverExceed T</text:p>
          </table:table-cell>
          <table:table-cell table:number-columns-repeated="2" table:style-name="ce81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9">
            <text:p><text:s/>5,463.38</text:p>
          </table:table-cell>
          <table:table-cell office:value-type="float" office:value="6852.5" table:style-name="ce81">
            <text:p>6.852,50</text:p>
          </table:table-cell>
          <table:table-cell office:value-type="float" office:value="0" table:style-name="ce1">
            <text:p>0</text:p>
          </table:table-cell>
          <table:table-cell office:value-type="float" office:value="1118" table:style-name="ce1">
            <text:p>11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3-31T00:00:00" table:style-name="ce82">
            <text:p>31/03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81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9">
            <text:p><text:s/>32,873.38</text:p>
          </table:table-cell>
          <table:table-cell office:value-type="float" office:value="0" table:style-name="ce1">
            <text:p>0</text:p>
          </table:table-cell>
          <table:table-cell office:value-type="float" office:value="27410" table:style-name="ce81">
            <text:p>27.410,0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3902" table:style-name="ce1">
            <text:p>173902</text:p>
          </table:table-cell>
          <table:table-cell office:value-type="date" office:date-value="2020-04-30T00:00:00" table:style-name="ce82">
            <text:p>30/04/2020</text:p>
          </table:table-cell>
          <table:table-cell office:value-type="string" table:style-name="ce1">
            <text:p>ND 176136-0 :ND:0-176136 3ER ANTICIPO EVEREXCEED T</text:p>
          </table:table-cell>
          <table:table-cell table:number-columns-repeated="2" table:style-name="ce81"/>
          <table:table-cell table:number-columns-repeated="16371" table:style-name="ce1"/>
        </table:table-row>
        <table:table-row table:style-name="ro2">
          <table:table-cell table:number-columns-repeated="2"/>
          <table:table-cell office:value-type="string" table:style-name="ce79">
            <text:p><text:s/>46,578.38</text:p>
          </table:table-cell>
          <table:table-cell office:value-type="float" office:value="0" table:style-name="ce1">
            <text:p>0</text:p>
          </table:table-cell>
          <table:table-cell office:value-type="float" office:value="13705" table:style-name="ce81">
            <text:p>13.705,0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4802" table:style-name="ce1">
            <text:p>174802</text:p>
          </table:table-cell>
          <table:table-cell office:value-type="date" office:date-value="2020-04-30T00:00:00" table:style-name="ce82">
            <text:p>30/04/2020</text:p>
          </table:table-cell>
          <table:table-cell office:value-type="string" table:style-name="ce1">
            <text:p>ND 176191-0 :ND:0-176191 4TO ABONO EVEREXCEED TD02</text:p>
          </table:table-cell>
          <table:table-cell table:number-columns-repeated="2"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5,463.38</text:p>
          </table:table-cell>
          <table:table-cell office:value-type="float" office:value="41115" table:style-name="ce81">
            <text:p>41.115,00</text:p>
          </table:table-cell>
          <table:table-cell office:value-type="float" office:value="0" table:style-name="ce1">
            <text:p>0</text:p>
          </table:table-cell>
          <table:table-cell office:value-type="float" office:value="1119" table:style-name="ce1">
            <text:p>111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4-30T00:00:00" table:style-name="ce82">
            <text:p>30/04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10,926.76</text:p>
          </table:table-cell>
          <table:table-cell office:value-type="float" office:value="0" table:style-name="ce1">
            <text:p>0</text:p>
          </table:table-cell>
          <table:table-cell office:value-type="float" office:value="5463.38" table:style-name="ce81">
            <text:p>5.463,38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202" table:style-name="ce1">
            <text:p>176202</text:p>
          </table:table-cell>
          <table:table-cell office:value-type="date" office:date-value="2020-05-31T00:00:00" table:style-name="ce82">
            <text:p>31/05/2020</text:p>
          </table:table-cell>
          <table:table-cell office:value-type="string" table:style-name="ce1">
            <text:p>ND 176608-0 :ND:0-176608 2DO ANTICIPO EVEREXCEED T</text:p>
          </table:table-cell>
          <table:table-cell table:number-columns-repeated="2"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24,631.76</text:p>
          </table:table-cell>
          <table:table-cell office:value-type="float" office:value="0" table:style-name="ce1">
            <text:p>0</text:p>
          </table:table-cell>
          <table:table-cell office:value-type="float" office:value="13705" table:style-name="ce81">
            <text:p>13.705,00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602" table:style-name="ce1">
            <text:p>176602</text:p>
          </table:table-cell>
          <table:table-cell office:value-type="date" office:date-value="2020-05-31T00:00:00" table:style-name="ce82">
            <text:p>31/05/2020</text:p>
          </table:table-cell>
          <table:table-cell office:value-type="string" table:style-name="ce1">
            <text:p>ND 176769-0 :ND:0-176769 PAGO FINAL EVEREXCEED TD0</text:p>
          </table:table-cell>
          <table:table-cell table:number-columns-repeated="2"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10,926.76</text:p>
          </table:table-cell>
          <table:table-cell office:value-type="float" office:value="13705" table:style-name="ce81">
            <text:p>13.705,00</text:p>
          </table:table-cell>
          <table:table-cell office:value-type="float" office:value="0" table:style-name="ce1">
            <text:p>0</text:p>
          </table:table-cell>
          <table:table-cell office:value-type="float" office:value="1120" table:style-name="ce1">
            <text:p>112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5-31T00:00:00" table:style-name="ce82">
            <text:p>31/05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43,707.04</text:p>
          </table:table-cell>
          <table:table-cell office:value-type="float" office:value="0" table:style-name="ce1">
            <text:p>0</text:p>
          </table:table-cell>
          <table:table-cell office:value-type="float" office:value="32780.28" table:style-name="ce81">
            <text:p>32.780,28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8702" table:style-name="ce1">
            <text:p>178702</text:p>
          </table:table-cell>
          <table:table-cell office:value-type="date" office:date-value="2020-06-30T00:00:00" table:style-name="ce82">
            <text:p>30/06/2020</text:p>
          </table:table-cell>
          <table:table-cell office:value-type="string" table:style-name="ce1">
            <text:p>ND 176883-0 :ND:0-176883 3er Anticipo Everexceed P</text:p>
          </table:table-cell>
          <table:table-cell table:number-columns-repeated="2"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54,636.80</text:p>
          </table:table-cell>
          <table:table-cell office:value-type="float" office:value="0" table:style-name="ce1">
            <text:p>0</text:p>
          </table:table-cell>
          <table:table-cell office:value-type="float" office:value="10929.76" table:style-name="ce81">
            <text:p>10.929,76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1002" table:style-name="ce1">
            <text:p>181002</text:p>
          </table:table-cell>
          <table:table-cell office:value-type="date" office:date-value="2020-07-31T00:00:00" table:style-name="ce82">
            <text:p>31/07/2020</text:p>
          </table:table-cell>
          <table:table-cell office:value-type="string" table:style-name="ce1">
            <text:p>ND 0177532-0 :ND:0-0177532 Pago final proveedor Ev</text:p>
          </table:table-cell>
          <table:table-cell table:number-columns-repeated="2"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68,629.57</text:p>
          </table:table-cell>
          <table:table-cell office:value-type="float" office:value="0" table:style-name="ce1">
            <text:p>0</text:p>
          </table:table-cell>
          <table:table-cell office:value-type="float" office:value="13992.77" table:style-name="ce81">
            <text:p>13.992,77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002" table:style-name="ce1">
            <text:p>182002</text:p>
          </table:table-cell>
          <table:table-cell office:value-type="date" office:date-value="2020-07-31T00:00:00" table:style-name="ce82">
            <text:p>31/07/2020</text:p>
          </table:table-cell>
          <table:table-cell office:value-type="string" table:style-name="ce1">
            <text:p>ND 0000177695-0 :ND:0-0000177695 Anticipo 10% Ever</text:p>
          </table:table-cell>
          <table:table-cell table:number-columns-repeated="2"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96,615.11</text:p>
          </table:table-cell>
          <table:table-cell office:value-type="float" office:value="0" table:style-name="ce1">
            <text:p>0</text:p>
          </table:table-cell>
          <table:table-cell office:value-type="float" office:value="27985.54" table:style-name="ce81">
            <text:p>27.985,5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3602" table:style-name="ce1">
            <text:p>183602</text:p>
          </table:table-cell>
          <table:table-cell office:value-type="date" office:date-value="2020-08-31T00:00:00" table:style-name="ce82">
            <text:p>31/08/2020</text:p>
          </table:table-cell>
          <table:table-cell office:value-type="string" table:style-name="ce1">
            <text:p>TR 22-0 EVEREXCEED CORPORA :DB -1070987135: EverEx</text:p>
          </table:table-cell>
          <table:table-cell table:number-columns-repeated="2"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96,615.91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,8</text:p>
          </table:table-cell>
          <table:table-cell office:value-type="float" office:value="1169" table:style-name="ce1">
            <text:p>116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82">
            <text:p>31/08/2020</text:p>
          </table:table-cell>
          <table:table-cell office:value-type="string" table:style-name="ce1">
            <text:p>Everexceed Corporation: Regularizaci saldo de proveedor por exceso en pago ND# 172041 POTD020-19</text:p>
          </table:table-cell>
          <table:table-cell table:number-columns-repeated="2"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166,579.76</text:p>
          </table:table-cell>
          <table:table-cell office:value-type="float" office:value="0" table:style-name="ce1">
            <text:p>0</text:p>
          </table:table-cell>
          <table:table-cell office:value-type="float" office:value="69963.850000000006" table:style-name="ce81">
            <text:p>69.963,85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802" table:style-name="ce1">
            <text:p>184802</text:p>
          </table:table-cell>
          <table:table-cell office:value-type="date" office:date-value="2020-09-30T00:00:00" table:style-name="ce82">
            <text:p>30/09/2020</text:p>
          </table:table-cell>
          <table:table-cell office:value-type="string" table:style-name="ce1">
            <text:p>TR 31-0 EVEREXCEED CORPORA :DB -1070987135: EverEx</text:p>
          </table:table-cell>
          <table:table-cell table:number-columns-repeated="2"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138,594.22</text:p>
          </table:table-cell>
          <table:table-cell office:value-type="float" office:value="27985.54" table:style-name="ce81">
            <text:p>27.985,54</text:p>
          </table:table-cell>
          <table:table-cell office:value-type="float" office:value="0" table:style-name="ce1">
            <text:p>0</text:p>
          </table:table-cell>
          <table:table-cell office:value-type="float" office:value="1173" table:style-name="ce1">
            <text:p>11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82">
            <text:p>30/09/2020</text:p>
          </table:table-cell>
          <table:table-cell office:value-type="string" table:style-name="ce1">
            <text:p>PO TD023-20 Aplicaci saldo a favor TR# 22 a Fact# EE20071421 EverExceed</text:p>
          </table:table-cell>
          <table:table-cell table:number-columns-repeated="2"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68,630.37</text:p>
          </table:table-cell>
          <table:table-cell office:value-type="float" office:value="69963.850000000006" table:style-name="ce81">
            <text:p>69.963,85</text:p>
          </table:table-cell>
          <table:table-cell office:value-type="float" office:value="0" table:style-name="ce1">
            <text:p>0</text:p>
          </table:table-cell>
          <table:table-cell office:value-type="float" office:value="1174" table:style-name="ce1">
            <text:p>117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82">
            <text:p>30/09/2020</text:p>
          </table:table-cell>
          <table:table-cell office:value-type="string" table:style-name="ce1">
            <text:p>PO TD023-20 Aplicaci saldo a favor TR# 31 a Fact# EE20071421 EverExceed</text:p>
          </table:table-cell>
          <table:table-cell table:number-columns-repeated="2"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10,930.56</text:p>
          </table:table-cell>
          <table:table-cell office:value-type="float" office:value="57699.81" table:style-name="ce81">
            <text:p>57.699,81</text:p>
          </table:table-cell>
          <table:table-cell office:value-type="float" office:value="0" table:style-name="ce1">
            <text:p>0</text:p>
          </table:table-cell>
          <table:table-cell office:value-type="float" office:value="1181" table:style-name="ce1">
            <text:p>11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9-30T00:00:00" table:style-name="ce82">
            <text:p>30/09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81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9">
            <text:p><text:s/>.80</text:p>
          </table:table-cell>
          <table:table-cell office:value-type="float" office:value="10929.76" table:style-name="ce81">
            <text:p>10.929,76</text:p>
          </table:table-cell>
          <table:table-cell office:value-type="float" office:value="0" table:style-name="ce1">
            <text:p>0</text:p>
          </table:table-cell>
          <table:table-cell office:value-type="float" office:value="1182" table:style-name="ce1">
            <text:p>118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9-30T00:00:00" table:style-name="ce82">
            <text:p>30/09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81"/>
          <table:table-cell table:number-columns-repeated="16371"/>
        </table:table-row>
        <table:table-row table:number-rows-repeated="1048385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1" svg:font-family="Calibri1"/>
    <style:font-face style:name="Arial" svg:font-family="Arial"/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text-style style:name="N30">
      <number:text-content/>
    </number:text-style>
    <number:percentage-style style:name="N36">
      <number:number number:decimal-places="2" number:min-integer-digits="1"/>
      <number:text> %</number:text>
    </number:percentage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0" number:min-integer-digits="1" number:grouping="true"/>
    </number:number-style>
    <number:number-style style:name="N38"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38P0"/>
    </number:number-style>
    <number:number-style style:name="N39P0">
      <number:number number:decimal-places="0" number:min-integer-digits="1">
        <number:embedded-text number:position="0"> </number:embedded-text>
      </number:number>
    </number:number-style>
    <number:number-style style:name="N39"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39P0"/>
    </number:number-style>
    <number:number-style style:name="N40P0">
      <number:number number:decimal-places="2" number:min-integer-digits="1" number:grouping="true"/>
      <number:text> </number:text>
    </number:number-style>
    <number:number-style style:name="N40P1">
      <number:text>(</number:text>
      <number:number number:decimal-places="2" number:min-integer-digits="1" number:grouping="true"/>
      <number:text>)</number:text>
    </number:number-style>
    <number:number-style style:name="N40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percentage-style style:name="N41">
      <number:number number:decimal-places="0" number:min-integer-digits="1">
        <number:embedded-text number:position="0"> </number:embedded-text>
      </number:number>
      <number:text>%</number:text>
    </number:percentage-style>
    <number:number-style style:name="N42P0">
      <number:text> </number:text>
      <number:number number:decimal-places="2" number:min-integer-digits="1" number:grouping="true"/>
      <number:text> </number:text>
    </number:number-style>
    <number:number-style style:name="N42P1">
      <number:text> -</number:text>
      <number:number number:decimal-places="2" number:min-integer-digits="1" number:grouping="true"/>
      <number:text> </number:text>
    </number:number-style>
    <number:number-style style:name="N4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3P1">
      <number:text> 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3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2"/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0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Excel_32_Built-in_32_Explanatory_32_Text" style:display-name="Excel Built-in Explanatory Text" style:family="table-cell" style:data-style-name="N41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Excel_32_Built-in_32_Percent" style:display-name="Excel Built-in Percent" style:family="table-cell" style:data-style-name="N41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Dara Macias</meta:initial-creator>
    <dc:creator>Dara Macias</dc:creator>
    <meta:creation-date>2020-10-19T12:23:50Z</meta:creation-date>
    <dc:date>2021-02-17T00:43:11Z</dc:date>
    <meta:editing-cycles>4</meta:editing-cycles>
    <meta:editing-duration>PT2118S</meta:editing-duration>
  </office:meta>
</office:document-meta>
</file>